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618818" calcext:value-type="float">
            <text:p>0,0618818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49.651859972" calcext:value-type="float">
            <text:p>249,651859972</text:p>
          </table:table-cell>
          <table:table-cell table:formula="of:=([.D2]-[.E2])^2" office:value-type="float" office:value="44771.1513285337" calcext:value-type="float">
            <text:p>44771,151328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82233" calcext:value-type="float">
            <text:p>0,0782233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16.513760882" calcext:value-type="float">
            <text:p>316,513760882</text:p>
          </table:table-cell>
          <table:table-cell table:formula="of:=([.D3]-[.E3])^2" office:value-type="float" office:value="3858.10784434245" calcext:value-type="float">
            <text:p>3858,1078443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6385" calcext:value-type="float">
            <text:p>0,16385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66.858829" calcext:value-type="float">
            <text:p>666,858829</text:p>
          </table:table-cell>
          <table:table-cell table:formula="of:=([.D4]-[.E4])^2" office:value-type="float" office:value="614874.833027331" calcext:value-type="float">
            <text:p>614874,833027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14381" calcext:value-type="float">
            <text:p>0,414381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91.91643674" calcext:value-type="float">
            <text:p>1691,91643674</text:p>
          </table:table-cell>
          <table:table-cell table:formula="of:=([.D5]-[.E5])^2" office:value-type="float" office:value="287383.646843056" calcext:value-type="float">
            <text:p>287383,646843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65078" calcext:value-type="float">
            <text:p>0,565078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08.49924012" calcext:value-type="float">
            <text:p>2308,49924012</text:p>
          </table:table-cell>
          <table:table-cell table:formula="of:=([.D6]-[.E6])^2" office:value-type="float" office:value="330051.760339248" calcext:value-type="float">
            <text:p>330051,760339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74675" calcext:value-type="float">
            <text:p>0,674675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56.9197495" calcext:value-type="float">
            <text:p>2756,9197495</text:p>
          </table:table-cell>
          <table:table-cell table:formula="of:=([.D7]-[.E7])^2" office:value-type="float" office:value="28927.6235261052" calcext:value-type="float">
            <text:p>28927,6235261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32565" calcext:value-type="float">
            <text:p>0,632565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84.6250001" calcext:value-type="float">
            <text:p>2584,6250001</text:p>
          </table:table-cell>
          <table:table-cell table:formula="of:=([.D8]-[.E8])^2" office:value-type="float" office:value="507476.627342164" calcext:value-type="float">
            <text:p>507476,627342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77377" calcext:value-type="float">
            <text:p>0,677377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767.97509058" calcext:value-type="float">
            <text:p>2767,97509058</text:p>
          </table:table-cell>
          <table:table-cell table:formula="of:=([.D9]-[.E9])^2" office:value-type="float" office:value="630475.240249388" calcext:value-type="float">
            <text:p>630475,240249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90367" calcext:value-type="float">
            <text:p>0,690367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821.12419518" calcext:value-type="float">
            <text:p>2821,12419518</text:p>
          </table:table-cell>
          <table:table-cell table:formula="of:=([.D10]-[.E10])^2" office:value-type="float" office:value="299072.524187556" calcext:value-type="float">
            <text:p>299072,524187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89626" calcext:value-type="float">
            <text:p>0,589626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08.93836404" calcext:value-type="float">
            <text:p>2408,93836404</text:p>
          </table:table-cell>
          <table:table-cell table:formula="of:=([.D11]-[.E11])^2" office:value-type="float" office:value="17144.6192378262" calcext:value-type="float">
            <text:p>17144,6192378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4951" calcext:value-type="float">
            <text:p>0,324951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26.01001454" calcext:value-type="float">
            <text:p>1326,01001454</text:p>
          </table:table-cell>
          <table:table-cell table:formula="of:=([.D12]-[.E12])^2" office:value-type="float" office:value="494192.050955921" calcext:value-type="float">
            <text:p>494192,0509559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5488" calcext:value-type="float">
            <text:p>0,25488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39.3117152" calcext:value-type="float">
            <text:p>1039,3117152</text:p>
          </table:table-cell>
          <table:table-cell table:formula="of:=([.D13]-[.E13])^2" office:value-type="float" office:value="801.651835965462" calcext:value-type="float">
            <text:p>801,65183596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847054" calcext:value-type="float">
            <text:p>0,0847054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43.035532316" calcext:value-type="float">
            <text:p>343,035532316</text:p>
          </table:table-cell>
          <table:table-cell table:formula="of:=([.D14]-[.E14])^2" office:value-type="float" office:value="29082.3182874539" calcext:value-type="float">
            <text:p>29082,31828745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398111" calcext:value-type="float">
            <text:p>0,0398111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59.348708094" calcext:value-type="float">
            <text:p>159,348708094</text:p>
          </table:table-cell>
          <table:table-cell table:formula="of:=([.D15]-[.E15])^2" office:value-type="float" office:value="25625.1927479634" calcext:value-type="float">
            <text:p>25625,19274796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548646" calcext:value-type="float">
            <text:p>0,0548646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220.940705484" calcext:value-type="float">
            <text:p>220,940705484</text:p>
          </table:table-cell>
          <table:table-cell table:formula="of:=([.D16]-[.E16])^2" office:value-type="float" office:value="50310.8065086451" calcext:value-type="float">
            <text:p>50310,8065086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69847" calcext:value-type="float">
            <text:p>0,0269847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106.868979438" calcext:value-type="float">
            <text:p>106,868979438</text:p>
          </table:table-cell>
          <table:table-cell table:formula="of:=([.D17]-[.E17])^2" office:value-type="float" office:value="12181.3116222396" calcext:value-type="float">
            <text:p>12181,3116222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15802" calcext:value-type="float">
            <text:p>0,0215802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84.756251508" calcext:value-type="float">
            <text:p>84,756251508</text:p>
          </table:table-cell>
          <table:table-cell table:formula="of:=([.D18]-[.E18])^2" office:value-type="float" office:value="7715.20715494093" calcext:value-type="float">
            <text:p>7715,20715494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492445" calcext:value-type="float">
            <text:p>0,0492445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197.94584153" calcext:value-type="float">
            <text:p>197,94584153</text:p>
          </table:table-cell>
          <table:table-cell table:formula="of:=([.D19]-[.E19])^2" office:value-type="float" office:value="40540.1479759114" calcext:value-type="float">
            <text:p>40540,1479759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616764" calcext:value-type="float">
            <text:p>0,0616764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48.811457656" calcext:value-type="float">
            <text:p>248,811457656</text:p>
          </table:table-cell>
          <table:table-cell table:formula="of:=([.D20]-[.E20])^2" office:value-type="float" office:value="63509.7747806369" calcext:value-type="float">
            <text:p>63509,7747806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61928" calcext:value-type="float">
            <text:p>0,061928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49.84088912" calcext:value-type="float">
            <text:p>249,84088912</text:p>
          </table:table-cell>
          <table:table-cell table:formula="of:=([.D21]-[.E21])^2" office:value-type="float" office:value="63716.3041929883" calcext:value-type="float">
            <text:p>63716,30419298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22352" calcext:value-type="float">
            <text:p>0,0622352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51.097810208" calcext:value-type="float">
            <text:p>251,097810208</text:p>
          </table:table-cell>
          <table:table-cell table:formula="of:=([.D22]-[.E22])^2" office:value-type="float" office:value="64631.7790007424" calcext:value-type="float">
            <text:p>64631,7790007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19841" calcext:value-type="float">
            <text:p>0,0619841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50.070424514" calcext:value-type="float">
            <text:p>250,070424514</text:p>
          </table:table-cell>
          <table:table-cell table:formula="of:=([.D23]-[.E23])^2" office:value-type="float" office:value="64110.4544936068" calcext:value-type="float">
            <text:p>64110,45449360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619819" calcext:value-type="float">
            <text:p>0,0619819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50.061423126" calcext:value-type="float">
            <text:p>250,061423126</text:p>
          </table:table-cell>
          <table:table-cell table:formula="of:=([.D24]-[.E24])^2" office:value-type="float" office:value="63969.2454296138" calcext:value-type="float">
            <text:p>63969,24542961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621358" calcext:value-type="float">
            <text:p>0,0621358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50.691111132" calcext:value-type="float">
            <text:p>250,691111132</text:p>
          </table:table-cell>
          <table:table-cell table:formula="of:=([.D25]-[.E25])^2" office:value-type="float" office:value="64582.6215935059" calcext:value-type="float">
            <text:p>64582,6215935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618273" calcext:value-type="float">
            <text:p>0,0618273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49.428871042" calcext:value-type="float">
            <text:p>249,428871042</text:p>
          </table:table-cell>
          <table:table-cell table:formula="of:=([.D26]-[.E26])^2" office:value-type="float" office:value="53485.2841032846" calcext:value-type="float">
            <text:p>53485,2841032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03554" calcext:value-type="float">
            <text:p>0,0703554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84.321933316" calcext:value-type="float">
            <text:p>284,321933316</text:p>
          </table:table-cell>
          <table:table-cell table:formula="of:=([.D27]-[.E27])^2" office:value-type="float" office:value="2.96572893327328" calcext:value-type="float">
            <text:p>2,9657289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72785" calcext:value-type="float">
            <text:p>0,172785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703.4167389" calcext:value-type="float">
            <text:p>703,4167389</text:p>
          </table:table-cell>
          <table:table-cell table:formula="of:=([.D28]-[.E28])^2" office:value-type="float" office:value="102132.658763517" calcext:value-type="float">
            <text:p>102132,6587635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75985" calcext:value-type="float">
            <text:p>0,375985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534.8176669" calcext:value-type="float">
            <text:p>1534,8176669</text:p>
          </table:table-cell>
          <table:table-cell table:formula="of:=([.D29]-[.E29])^2" office:value-type="float" office:value="949.717029173218" calcext:value-type="float">
            <text:p>949,71702917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75162" calcext:value-type="float">
            <text:p>0,475162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40.60432948" calcext:value-type="float">
            <text:p>1940,60432948</text:p>
          </table:table-cell>
          <table:table-cell table:formula="of:=([.D30]-[.E30])^2" office:value-type="float" office:value="50447.4456902507" calcext:value-type="float">
            <text:p>50447,44569025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88442" calcext:value-type="float">
            <text:p>0,488442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1994.93998068" calcext:value-type="float">
            <text:p>1994,93998068</text:p>
          </table:table-cell>
          <table:table-cell table:formula="of:=([.D31]-[.E31])^2" office:value-type="float" office:value="677229.623564228" calcext:value-type="float">
            <text:p>677229,6235642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42485" calcext:value-type="float">
            <text:p>0,342485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97.7510769" calcext:value-type="float">
            <text:p>1397,7510769</text:p>
          </table:table-cell>
          <table:table-cell table:formula="of:=([.D32]-[.E32])^2" office:value-type="float" office:value="891607.482239584" calcext:value-type="float">
            <text:p>891607,482239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5027" calcext:value-type="float">
            <text:p>0,55027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47.9117158" calcext:value-type="float">
            <text:p>2247,9117158</text:p>
          </table:table-cell>
          <table:table-cell table:formula="of:=([.D33]-[.E33])^2" office:value-type="float" office:value="1061085.82413279" calcext:value-type="float">
            <text:p>1061085,82413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85942" calcext:value-type="float">
            <text:p>0,685942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803.01913068" calcext:value-type="float">
            <text:p>2803,01913068</text:p>
          </table:table-cell>
          <table:table-cell table:formula="of:=([.D34]-[.E34])^2" office:value-type="float" office:value="64.3110714742541" calcext:value-type="float">
            <text:p>64,31107147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2303" calcext:value-type="float">
            <text:p>0,512303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092.56821662" calcext:value-type="float">
            <text:p>2092,56821662</text:p>
          </table:table-cell>
          <table:table-cell table:formula="of:=([.D35]-[.E35])^2" office:value-type="float" office:value="27368.1558447423" calcext:value-type="float">
            <text:p>27368,15584474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03484" calcext:value-type="float">
            <text:p>0,403484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47.33092536" calcext:value-type="float">
            <text:p>1647,33092536</text:p>
          </table:table-cell>
          <table:table-cell table:formula="of:=([.D36]-[.E36])^2" office:value-type="float" office:value="30391.7634867896" calcext:value-type="float">
            <text:p>30391,7634867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028" calcext:value-type="float">
            <text:p>0,2028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26.224312" calcext:value-type="float">
            <text:p>826,224312</text:p>
          </table:table-cell>
          <table:table-cell table:formula="of:=([.D37]-[.E37])^2" office:value-type="float" office:value="9560.05453664134" calcext:value-type="float">
            <text:p>9560,05453664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901384" calcext:value-type="float">
            <text:p>0,0901384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65.264869136" calcext:value-type="float">
            <text:p>365,264869136</text:p>
          </table:table-cell>
          <table:table-cell table:formula="of:=([.D38]-[.E38])^2" office:value-type="float" office:value="32784.5216916819" calcext:value-type="float">
            <text:p>32784,52169168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83082" calcext:value-type="float">
            <text:p>0,0583082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35.030332628" calcext:value-type="float">
            <text:p>235,030332628</text:p>
          </table:table-cell>
          <table:table-cell table:formula="of:=([.D39]-[.E39])^2" office:value-type="float" office:value="55601.7962917548" calcext:value-type="float">
            <text:p>55601,79629175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365088" calcext:value-type="float">
            <text:p>0,0365088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45.837215552" calcext:value-type="float">
            <text:p>145,837215552</text:p>
          </table:table-cell>
          <table:table-cell table:formula="of:=([.D40]-[.E40])^2" office:value-type="float" office:value="22313.5525260687" calcext:value-type="float">
            <text:p>22313,55252606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59126" calcext:value-type="float">
            <text:p>0,0359126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43.397839404" calcext:value-type="float">
            <text:p>143,397839404</text:p>
          </table:table-cell>
          <table:table-cell table:formula="of:=([.D41]-[.E41])^2" office:value-type="float" office:value="3912.22492478677" calcext:value-type="float">
            <text:p>3912,22492478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06605" calcext:value-type="float">
            <text:p>0,0506605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03.73946217" calcext:value-type="float">
            <text:p>203,73946217</text:p>
          </table:table-cell>
          <table:table-cell table:formula="of:=([.D42]-[.E42])^2" office:value-type="float" office:value="41869.124230037" calcext:value-type="float">
            <text:p>41869,1242300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532064" calcext:value-type="float">
            <text:p>0,0532064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14.156113856" calcext:value-type="float">
            <text:p>214,156113856</text:p>
          </table:table-cell>
          <table:table-cell table:formula="of:=([.D43]-[.E43])^2" office:value-type="float" office:value="47391.5979880045" calcext:value-type="float">
            <text:p>47391,59798800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96694" calcext:value-type="float">
            <text:p>0,0596694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40.599736876" calcext:value-type="float">
            <text:p>240,599736876</text:p>
          </table:table-cell>
          <table:table-cell table:formula="of:=([.D44]-[.E44])^2" office:value-type="float" office:value="59604.2111218825" calcext:value-type="float">
            <text:p>59604,21112188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83885" calcext:value-type="float">
            <text:p>0,0683885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76.27428329" calcext:value-type="float">
            <text:p>276,27428329</text:p>
          </table:table-cell>
          <table:table-cell table:formula="of:=([.D45]-[.E45])^2" office:value-type="float" office:value="78296.0331330964" calcext:value-type="float">
            <text:p>78296,0331330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55116" calcext:value-type="float">
            <text:p>0,0555116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23.587931864" calcext:value-type="float">
            <text:p>223,587931864</text:p>
          </table:table-cell>
          <table:table-cell table:formula="of:=([.D46]-[.E46])^2" office:value-type="float" office:value="51564.3872094524" calcext:value-type="float">
            <text:p>51564,38720945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616175" calcext:value-type="float">
            <text:p>0,0616175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48.57046595" calcext:value-type="float">
            <text:p>248,57046595</text:p>
          </table:table-cell>
          <table:table-cell table:formula="of:=([.D47]-[.E47])^2" office:value-type="float" office:value="63363.1930462289" calcext:value-type="float">
            <text:p>63363,19304622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19671" calcext:value-type="float">
            <text:p>0,0619671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50.000868334" calcext:value-type="float">
            <text:p>250,000868334</text:p>
          </table:table-cell>
          <table:table-cell table:formula="of:=([.D48]-[.E48])^2" office:value-type="float" office:value="64075.2360231938" calcext:value-type="float">
            <text:p>64075,23602319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619902" calcext:value-type="float">
            <text:p>0,0619902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50.095382908" calcext:value-type="float">
            <text:p>250,095382908</text:p>
          </table:table-cell>
          <table:table-cell table:formula="of:=([.D49]-[.E49])^2" office:value-type="float" office:value="64330.9074628878" calcext:value-type="float">
            <text:p>64330,90746288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61824" calcext:value-type="float">
            <text:p>0,061824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49.41536896" calcext:value-type="float">
            <text:p>249,41536896</text:p>
          </table:table-cell>
          <table:table-cell table:formula="of:=([.D50]-[.E50])^2" office:value-type="float" office:value="63986.4186856897" calcext:value-type="float">
            <text:p>63986,4186856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18261" calcext:value-type="float">
            <text:p>0,0618261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49.423961194" calcext:value-type="float">
            <text:p>249,423961194</text:p>
          </table:table-cell>
          <table:table-cell table:formula="of:=([.D51]-[.E51])^2" office:value-type="float" office:value="63990.7656629595" calcext:value-type="float">
            <text:p>63990,7656629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18115" calcext:value-type="float">
            <text:p>0,0618115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49.36422471" calcext:value-type="float">
            <text:p>249,36422471</text:p>
          </table:table-cell>
          <table:table-cell table:formula="of:=([.D52]-[.E52])^2" office:value-type="float" office:value="63950.4310968927" calcext:value-type="float">
            <text:p>63950,43109689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617858" calcext:value-type="float">
            <text:p>0,0617858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49.259072132" calcext:value-type="float">
            <text:p>249,259072132</text:p>
          </table:table-cell>
          <table:table-cell table:formula="of:=([.D53]-[.E53])^2" office:value-type="float" office:value="45932.6678318121" calcext:value-type="float">
            <text:p>45932,66783181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69862" calcext:value-type="float">
            <text:p>0,0769862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11.452116748" calcext:value-type="float">
            <text:p>311,452116748</text:p>
          </table:table-cell>
          <table:table-cell table:formula="of:=([.D54]-[.E54])^2" office:value-type="float" office:value="6312.61691044662" calcext:value-type="float">
            <text:p>6312,61691044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55604" calcext:value-type="float">
            <text:p>0,155604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33.11999016" calcext:value-type="float">
            <text:p>633,11999016</text:p>
          </table:table-cell>
          <table:table-cell table:formula="of:=([.D55]-[.E55])^2" office:value-type="float" office:value="513915.104063614" calcext:value-type="float">
            <text:p>513915,1040636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05617" calcext:value-type="float">
            <text:p>0,405617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56.05818018" calcext:value-type="float">
            <text:p>1656,05818018</text:p>
          </table:table-cell>
          <table:table-cell table:formula="of:=([.D56]-[.E56])^2" office:value-type="float" office:value="436846.019456472" calcext:value-type="float">
            <text:p>436846,0194564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69178" calcext:value-type="float">
            <text:p>0,569178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25.27455412" calcext:value-type="float">
            <text:p>2325,27455412</text:p>
          </table:table-cell>
          <table:table-cell table:formula="of:=([.D57]-[.E57])^2" office:value-type="float" office:value="455251.918557269" calcext:value-type="float">
            <text:p>455251,9185572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8947" calcext:value-type="float">
            <text:p>0,68947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817.4540838" calcext:value-type="float">
            <text:p>2817,4540838</text:p>
          </table:table-cell>
          <table:table-cell table:formula="of:=([.D58]-[.E58])^2" office:value-type="float" office:value="555835.934426875" calcext:value-type="float">
            <text:p>555835,934426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78561" calcext:value-type="float">
            <text:p>0,778561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81.97347394" calcext:value-type="float">
            <text:p>3181,97347394</text:p>
          </table:table-cell>
          <table:table-cell table:formula="of:=([.D59]-[.E59])^2" office:value-type="float" office:value="104992.472002594" calcext:value-type="float">
            <text:p>104992,4720025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1472" calcext:value-type="float">
            <text:p>0,691472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25.64534688" calcext:value-type="float">
            <text:p>2825,64534688</text:p>
          </table:table-cell>
          <table:table-cell table:formula="of:=([.D60]-[.E60])^2" office:value-type="float" office:value="970921.13287602" calcext:value-type="float">
            <text:p>970921,13287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35058" calcext:value-type="float">
            <text:p>0,735058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003.97920932" calcext:value-type="float">
            <text:p>3003,97920932</text:p>
          </table:table-cell>
          <table:table-cell table:formula="of:=([.D61]-[.E61])^2" office:value-type="float" office:value="145938.445091544" calcext:value-type="float">
            <text:p>145938,4450915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85559" calcext:value-type="float">
            <text:p>0,585559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392.29807086" calcext:value-type="float">
            <text:p>2392,29807086</text:p>
          </table:table-cell>
          <table:table-cell table:formula="of:=([.D62]-[.E62])^2" office:value-type="float" office:value="165407.46648707" calcext:value-type="float">
            <text:p>165407,466487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11007" calcext:value-type="float">
            <text:p>0,411007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78.11158078" calcext:value-type="float">
            <text:p>1678,11158078</text:p>
          </table:table-cell>
          <table:table-cell table:formula="of:=([.D63]-[.E63])^2" office:value-type="float" office:value="142798.170091223" calcext:value-type="float">
            <text:p>142798,1700912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494" calcext:value-type="float">
            <text:p>0,25494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39.5572076" calcext:value-type="float">
            <text:p>1039,5572076</text:p>
          </table:table-cell>
          <table:table-cell table:formula="of:=([.D64]-[.E64])^2" office:value-type="float" office:value="1596.64013691067" calcext:value-type="float">
            <text:p>1596,6401369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792453" calcext:value-type="float">
            <text:p>0,0792453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20.695314762" calcext:value-type="float">
            <text:p>320,695314762</text:p>
          </table:table-cell>
          <table:table-cell table:formula="of:=([.D65]-[.E65])^2" office:value-type="float" office:value="103282.093751698" calcext:value-type="float">
            <text:p>103282,0937516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48215" calcext:value-type="float">
            <text:p>0,0448215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79.84896011" calcext:value-type="float">
            <text:p>179,84896011</text:p>
          </table:table-cell>
          <table:table-cell table:formula="of:=([.D66]-[.E66])^2" office:value-type="float" office:value="33631.5106902272" calcext:value-type="float">
            <text:p>33631,51069022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419498" calcext:value-type="float">
            <text:p>0,0419498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68.099284692" calcext:value-type="float">
            <text:p>168,099284692</text:p>
          </table:table-cell>
          <table:table-cell table:formula="of:=([.D67]-[.E67])^2" office:value-type="float" office:value="29460.0440495814" calcext:value-type="float">
            <text:p>29460,04404958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75944" calcext:value-type="float">
            <text:p>0,0275944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09.363591376" calcext:value-type="float">
            <text:p>109,363591376</text:p>
          </table:table-cell>
          <table:table-cell table:formula="of:=([.D68]-[.E68])^2" office:value-type="float" office:value="12747.2209455988" calcext:value-type="float">
            <text:p>12747,22094559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48075" calcext:value-type="float">
            <text:p>0,0148075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57.04547855" calcext:value-type="float">
            <text:p>57,04547855</text:p>
          </table:table-cell>
          <table:table-cell table:formula="of:=([.D69]-[.E69])^2" office:value-type="float" office:value="3670.60021113251" calcext:value-type="float">
            <text:p>3670,60021113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615818" calcext:value-type="float">
            <text:p>0,0615818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48.424397972" calcext:value-type="float">
            <text:p>248,424397972</text:p>
          </table:table-cell>
          <table:table-cell table:formula="of:=([.D70]-[.E70])^2" office:value-type="float" office:value="63486.0578453924" calcext:value-type="float">
            <text:p>63486,05784539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49.360951478" calcext:value-type="float">
            <text:p>249,360951478</text:p>
          </table:table-cell>
          <table:table-cell table:formula="of:=([.D71]-[.E71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49.360951478" calcext:value-type="float">
            <text:p>249,360951478</text:p>
          </table:table-cell>
          <table:table-cell table:formula="of:=([.D72]-[.E72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49.360951478" calcext:value-type="float">
            <text:p>249,360951478</text:p>
          </table:table-cell>
          <table:table-cell table:formula="of:=([.D73]-[.E73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49.360951478" calcext:value-type="float">
            <text:p>249,360951478</text:p>
          </table:table-cell>
          <table:table-cell table:formula="of:=([.D74]-[.E74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18107" calcext:value-type="float">
            <text:p>0,0618107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49.360951478" calcext:value-type="float">
            <text:p>249,360951478</text:p>
          </table:table-cell>
          <table:table-cell table:formula="of:=([.D75]-[.E75])^2" office:value-type="float" office:value="63943.7181066548" calcext:value-type="float">
            <text:p>63943,71810665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618226" calcext:value-type="float">
            <text:p>0,0618226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49.409640804" calcext:value-type="float">
            <text:p>249,409640804</text:p>
          </table:table-cell>
          <table:table-cell table:formula="of:=([.D76]-[.E76])^2" office:value-type="float" office:value="48536.3312846427" calcext:value-type="float">
            <text:p>48536,33128464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46851" calcext:value-type="float">
            <text:p>0,0746851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02.037074054" calcext:value-type="float">
            <text:p>302,037074054</text:p>
          </table:table-cell>
          <table:table-cell table:formula="of:=([.D77]-[.E77])^2" office:value-type="float" office:value="178.568957599564" calcext:value-type="float">
            <text:p>178,56895759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84386" calcext:value-type="float">
            <text:p>0,184386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50.88269444" calcext:value-type="float">
            <text:p>750,88269444</text:p>
          </table:table-cell>
          <table:table-cell table:formula="of:=([.D78]-[.E78])^2" office:value-type="float" office:value="48348.7320852368" calcext:value-type="float">
            <text:p>48348,73208523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64539" calcext:value-type="float">
            <text:p>0,264539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78.83190006" calcext:value-type="float">
            <text:p>1078,83190006</text:p>
          </table:table-cell>
          <table:table-cell table:formula="of:=([.D79]-[.E79])^2" office:value-type="float" office:value="15908.7525771" calcext:value-type="float">
            <text:p>15908,75257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67672" calcext:value-type="float">
            <text:p>0,367672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00.80469488" calcext:value-type="float">
            <text:p>1500,80469488</text:p>
          </table:table-cell>
          <table:table-cell table:formula="of:=([.D80]-[.E80])^2" office:value-type="float" office:value="146539.271745532" calcext:value-type="float">
            <text:p>146539,271745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98751" calcext:value-type="float">
            <text:p>0,398751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27.96566654" calcext:value-type="float">
            <text:p>1627,96566654</text:p>
          </table:table-cell>
          <table:table-cell table:formula="of:=([.D81]-[.E81])^2" office:value-type="float" office:value="53376.1997919348" calcext:value-type="float">
            <text:p>53376,19979193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14607" calcext:value-type="float">
            <text:p>0,514607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101.99512478" calcext:value-type="float">
            <text:p>2101,99512478</text:p>
          </table:table-cell>
          <table:table-cell table:formula="of:=([.D82]-[.E82])^2" office:value-type="float" office:value="35346.3549272252" calcext:value-type="float">
            <text:p>35346,35492722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68627" calcext:value-type="float">
            <text:p>0,568627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323.02011558" calcext:value-type="float">
            <text:p>2323,02011558</text:p>
          </table:table-cell>
          <table:table-cell table:formula="of:=([.D83]-[.E83])^2" office:value-type="float" office:value="276697.731611753" calcext:value-type="float">
            <text:p>276697,7316117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401018" calcext:value-type="float">
            <text:p>0,401018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37.24118772" calcext:value-type="float">
            <text:p>1637,24118772</text:p>
          </table:table-cell>
          <table:table-cell table:formula="of:=([.D84]-[.E84])^2" office:value-type="float" office:value="147270.057672365" calcext:value-type="float">
            <text:p>147270,057672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38867" calcext:value-type="float">
            <text:p>0,438867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92.10188518" calcext:value-type="float">
            <text:p>1792,10188518</text:p>
          </table:table-cell>
          <table:table-cell table:formula="of:=([.D85]-[.E85])^2" office:value-type="float" office:value="163297.576255319" calcext:value-type="float">
            <text:p>163297,5762553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32766" calcext:value-type="float">
            <text:p>0,232766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948.83139964" calcext:value-type="float">
            <text:p>948,83139964</text:p>
          </table:table-cell>
          <table:table-cell table:formula="of:=([.D86]-[.E86])^2" office:value-type="float" office:value="372304.095744005" calcext:value-type="float">
            <text:p>372304,0957440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54781" calcext:value-type="float">
            <text:p>0,254781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038.90665274" calcext:value-type="float">
            <text:p>1038,90665274</text:p>
          </table:table-cell>
          <table:table-cell table:formula="of:=([.D87]-[.E87])^2" office:value-type="float" office:value="35798.5638946972" calcext:value-type="float">
            <text:p>35798,56389469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6711" calcext:value-type="float">
            <text:p>0,16711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680.1972494" calcext:value-type="float">
            <text:p>680,1972494</text:p>
          </table:table-cell>
          <table:table-cell table:formula="of:=([.D88]-[.E88])^2" office:value-type="float" office:value="219583.261417742" calcext:value-type="float">
            <text:p>219583,2614177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847666" calcext:value-type="float">
            <text:p>0,0847666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43.285934564" calcext:value-type="float">
            <text:p>343,285934564</text:p>
          </table:table-cell>
          <table:table-cell table:formula="of:=([.D89]-[.E89])^2" office:value-type="float" office:value="117982.588789184" calcext:value-type="float">
            <text:p>117982,5887891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664508" calcext:value-type="float">
            <text:p>0,0664508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68.346106232" calcext:value-type="float">
            <text:p>268,346106232</text:p>
          </table:table-cell>
          <table:table-cell table:formula="of:=([.D90]-[.E90])^2" office:value-type="float" office:value="73922.0547619984" calcext:value-type="float">
            <text:p>73922,05476199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08616" calcext:value-type="float">
            <text:p>0,0308616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22.731470864" calcext:value-type="float">
            <text:p>122,731470864</text:p>
          </table:table-cell>
          <table:table-cell table:formula="of:=([.D91]-[.E91])^2" office:value-type="float" office:value="15944.484354158" calcext:value-type="float">
            <text:p>15944,4843541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79603" calcext:value-type="float">
            <text:p>0,0279603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10.860685862" calcext:value-type="float">
            <text:p>110,860685862</text:p>
          </table:table-cell>
          <table:table-cell table:formula="of:=([.D92]-[.E92])^2" office:value-type="float" office:value="13087.516925696" calcext:value-type="float">
            <text:p>13087,5169256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465504" calcext:value-type="float">
            <text:p>0,0465504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86.922823616" calcext:value-type="float">
            <text:p>186,922823616</text:p>
          </table:table-cell>
          <table:table-cell table:formula="of:=([.D93]-[.E93])^2" office:value-type="float" office:value="36276.0871797795" calcext:value-type="float">
            <text:p>36276,08717977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615435" calcext:value-type="float">
            <text:p>0,0615435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48.26769199" calcext:value-type="float">
            <text:p>248,26769199</text:p>
          </table:table-cell>
          <table:table-cell table:formula="of:=([.D94]-[.E94])^2" office:value-type="float" office:value="63326.5608432005" calcext:value-type="float">
            <text:p>63326,56084320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618739" calcext:value-type="float">
            <text:p>0,0618739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49.619536806" calcext:value-type="float">
            <text:p>249,619536806</text:p>
          </table:table-cell>
          <table:table-cell table:formula="of:=([.D95]-[.E95])^2" office:value-type="float" office:value="63887.3834476182" calcext:value-type="float">
            <text:p>63887,38344761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19764" calcext:value-type="float">
            <text:p>0,0619764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50.038919656" calcext:value-type="float">
            <text:p>250,038919656</text:p>
          </table:table-cell>
          <table:table-cell table:formula="of:=([.D96]-[.E96])^2" office:value-type="float" office:value="64297.1970103545" calcext:value-type="float">
            <text:p>64297,19701035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618298" calcext:value-type="float">
            <text:p>0,0618298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49.439099892" calcext:value-type="float">
            <text:p>249,439099892</text:p>
          </table:table-cell>
          <table:table-cell table:formula="of:=([.D97]-[.E97])^2" office:value-type="float" office:value="62824.9707248808" calcext:value-type="float">
            <text:p>62824,97072488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27327" calcext:value-type="float">
            <text:p>0,0627327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53.133351358" calcext:value-type="float">
            <text:p>253,133351358</text:p>
          </table:table-cell>
          <table:table-cell table:formula="of:=([.D98]-[.E98])^2" office:value-type="float" office:value="65855.5445411171" calcext:value-type="float">
            <text:p>65855,54454111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619618" calcext:value-type="float">
            <text:p>0,0619618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49.979183172" calcext:value-type="float">
            <text:p>249,979183172</text:p>
          </table:table-cell>
          <table:table-cell table:formula="of:=([.D99]-[.E99])^2" office:value-type="float" office:value="64271.9762361981" calcext:value-type="float">
            <text:p>64271,97623619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617189" calcext:value-type="float">
            <text:p>0,0617189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48.985348106" calcext:value-type="float">
            <text:p>248,985348106</text:p>
          </table:table-cell>
          <table:table-cell table:formula="of:=([.D100]-[.E100])^2" office:value-type="float" office:value="53590.1037415593" calcext:value-type="float">
            <text:p>53590,10374155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0286" calcext:value-type="float">
            <text:p>0,070286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84.03798044" calcext:value-type="float">
            <text:p>284,03798044</text:p>
          </table:table-cell>
          <table:table-cell table:formula="of:=([.D101]-[.E101])^2" office:value-type="float" office:value="721.577120616069" calcext:value-type="float">
            <text:p>721,57712061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81992" calcext:value-type="float">
            <text:p>0,181992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41.08754768" calcext:value-type="float">
            <text:p>741,08754768</text:p>
          </table:table-cell>
          <table:table-cell table:formula="of:=([.D102]-[.E102])^2" office:value-type="float" office:value="127297.396510214" calcext:value-type="float">
            <text:p>127297,3965102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18474" calcext:value-type="float">
            <text:p>0,218474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90.35510996" calcext:value-type="float">
            <text:p>890,35510996</text:p>
          </table:table-cell>
          <table:table-cell table:formula="of:=([.D103]-[.E103])^2" office:value-type="float" office:value="220668.631618562" calcext:value-type="float">
            <text:p>220668,6316185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19783" calcext:value-type="float">
            <text:p>0,219783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95.71093582" calcext:value-type="float">
            <text:p>895,71093582</text:p>
          </table:table-cell>
          <table:table-cell table:formula="of:=([.D104]-[.E104])^2" office:value-type="float" office:value="734942.889110641" calcext:value-type="float">
            <text:p>734942,8891106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5654" calcext:value-type="float">
            <text:p>0,465654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01.70196716" calcext:value-type="float">
            <text:p>1901,70196716</text:p>
          </table:table-cell>
          <table:table-cell table:formula="of:=([.D105]-[.E105])^2" office:value-type="float" office:value="843269.480340108" calcext:value-type="float">
            <text:p>843269,480340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32766" calcext:value-type="float">
            <text:p>0,632766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85.44739964" calcext:value-type="float">
            <text:p>2585,44739964</text:p>
          </table:table-cell>
          <table:table-cell table:formula="of:=([.D106]-[.E106])^2" office:value-type="float" office:value="877132.469600892" calcext:value-type="float">
            <text:p>877132,4696008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6066" calcext:value-type="float">
            <text:p>0,76066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08.7308164" calcext:value-type="float">
            <text:p>3108,7308164</text:p>
          </table:table-cell>
          <table:table-cell table:formula="of:=([.D107]-[.E107])^2" office:value-type="float" office:value="303898.117154115" calcext:value-type="float">
            <text:p>303898,1171541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50254" calcext:value-type="float">
            <text:p>0,750254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066.15425116" calcext:value-type="float">
            <text:p>3066,15425116</text:p>
          </table:table-cell>
          <table:table-cell table:formula="of:=([.D108]-[.E108])^2" office:value-type="float" office:value="3622000.02649098" calcext:value-type="float">
            <text:p>3622000,026490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9275" calcext:value-type="float">
            <text:p>0,19275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785.104335" calcext:value-type="float">
            <text:p>785,104335</text:p>
          </table:table-cell>
          <table:table-cell table:formula="of:=([.D109]-[.E109])^2" office:value-type="float" office:value="664054.929580945" calcext:value-type="float">
            <text:p>664054,9295809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20558" calcext:value-type="float">
            <text:p>0,220558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898.88187932" calcext:value-type="float">
            <text:p>898,88187932</text:p>
          </table:table-cell>
          <table:table-cell table:formula="of:=([.D110]-[.E110])^2" office:value-type="float" office:value="163.378781622282" calcext:value-type="float">
            <text:p>163,37878162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864953" calcext:value-type="float">
            <text:p>0,0864953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350.358979762" calcext:value-type="float">
            <text:p>350,358979762</text:p>
          </table:table-cell>
          <table:table-cell table:formula="of:=([.D111]-[.E111])^2" office:value-type="float" office:value="196374.118987866" calcext:value-type="float">
            <text:p>196374,1189878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595461" calcext:value-type="float">
            <text:p>0,0595461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240.095249994" calcext:value-type="float">
            <text:p>240,095249994</text:p>
          </table:table-cell>
          <table:table-cell table:formula="of:=([.D112]-[.E112])^2" office:value-type="float" office:value="5445.76469100874" calcext:value-type="float">
            <text:p>5445,76469100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07903" calcext:value-type="float">
            <text:p>0,107903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37.94944062" calcext:value-type="float">
            <text:p>437,94944062</text:p>
          </table:table-cell>
          <table:table-cell table:formula="of:=([.D113]-[.E113])^2" office:value-type="float" office:value="193581.908869475" calcext:value-type="float">
            <text:p>193581,9088694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5794" calcext:value-type="float">
            <text:p>0,035794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42.91258276" calcext:value-type="float">
            <text:p>142,91258276</text:p>
          </table:table-cell>
          <table:table-cell table:formula="of:=([.D114]-[.E114])^2" office:value-type="float" office:value="20826.1220721427" calcext:value-type="float">
            <text:p>20826,12207214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28637" calcext:value-type="float">
            <text:p>0,0528637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12.753943098" calcext:value-type="float">
            <text:p>212,753943098</text:p>
          </table:table-cell>
          <table:table-cell table:formula="of:=([.D115]-[.E115])^2" office:value-type="float" office:value="46317.0418173499" calcext:value-type="float">
            <text:p>46317,04181734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82744" calcext:value-type="float">
            <text:p>0,0282744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2.145838576" calcext:value-type="float">
            <text:p>112,145838576</text:p>
          </table:table-cell>
          <table:table-cell table:formula="of:=([.D116]-[.E116])^2" office:value-type="float" office:value="13029.2728353201" calcext:value-type="float">
            <text:p>13029,27283532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499888" calcext:value-type="float">
            <text:p>0,0499888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00.991174752" calcext:value-type="float">
            <text:p>200,991174752</text:p>
          </table:table-cell>
          <table:table-cell table:formula="of:=([.D117]-[.E117])^2" office:value-type="float" office:value="41833.0014454332" calcext:value-type="float">
            <text:p>41833,00144543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619027" calcext:value-type="float">
            <text:p>0,0619027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49.737373158" calcext:value-type="float">
            <text:p>249,737373158</text:p>
          </table:table-cell>
          <table:table-cell table:formula="of:=([.D118]-[.E118])^2" office:value-type="float" office:value="63457.3251657688" calcext:value-type="float">
            <text:p>63457,32516576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22228" calcext:value-type="float">
            <text:p>0,0622228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51.047075112" calcext:value-type="float">
            <text:p>251,047075112</text:p>
          </table:table-cell>
          <table:table-cell table:formula="of:=([.D119]-[.E119])^2" office:value-type="float" office:value="63865.9192782629" calcext:value-type="float">
            <text:p>63865,91927826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626492" calcext:value-type="float">
            <text:p>0,0626492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52.791707768" calcext:value-type="float">
            <text:p>252,791707768</text:p>
          </table:table-cell>
          <table:table-cell table:formula="of:=([.D120]-[.E120])^2" office:value-type="float" office:value="65209.6029412947" calcext:value-type="float">
            <text:p>65209,60294129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62124" calcext:value-type="float">
            <text:p>0,062124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50.64283096" calcext:value-type="float">
            <text:p>250,64283096</text:p>
          </table:table-cell>
          <table:table-cell table:formula="of:=([.D121]-[.E121])^2" office:value-type="float" office:value="64608.9115548399" calcext:value-type="float">
            <text:p>64608,91155483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619144" calcext:value-type="float">
            <text:p>0,0619144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49.785244176" calcext:value-type="float">
            <text:p>249,785244176</text:p>
          </table:table-cell>
          <table:table-cell table:formula="of:=([.D122]-[.E122])^2" office:value-type="float" office:value="64173.67933683" calcext:value-type="float">
            <text:p>64173,679336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61821" calcext:value-type="float">
            <text:p>0,061821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49.40309434" calcext:value-type="float">
            <text:p>249,40309434</text:p>
          </table:table-cell>
          <table:table-cell table:formula="of:=([.D123]-[.E123])^2" office:value-type="float" office:value="63934.6873331092" calcext:value-type="float">
            <text:p>63934,68733310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617724" calcext:value-type="float">
            <text:p>0,0617724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49.204245496" calcext:value-type="float">
            <text:p>249,204245496</text:p>
          </table:table-cell>
          <table:table-cell table:formula="of:=([.D124]-[.E124])^2" office:value-type="float" office:value="53122.9955097373" calcext:value-type="float">
            <text:p>53122,99550973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05176" calcext:value-type="float">
            <text:p>0,0705176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84.985581104" calcext:value-type="float">
            <text:p>284,985581104</text:p>
          </table:table-cell>
          <table:table-cell table:formula="of:=([.D125]-[.E125])^2" office:value-type="float" office:value="17157.2649352789" calcext:value-type="float">
            <text:p>17157,26493527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25233" calcext:value-type="float">
            <text:p>0,125233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08.85582882" calcext:value-type="float">
            <text:p>508,85582882</text:p>
          </table:table-cell>
          <table:table-cell table:formula="of:=([.D126]-[.E126])^2" office:value-type="float" office:value="361375.819545757" calcext:value-type="float">
            <text:p>361375,8195457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74249" calcext:value-type="float">
            <text:p>0,374249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527.71475346" calcext:value-type="float">
            <text:p>1527,71475346</text:p>
          </table:table-cell>
          <table:table-cell table:formula="of:=([.D127]-[.E127])^2" office:value-type="float" office:value="461428.999567178" calcext:value-type="float">
            <text:p>461428,9995671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5357" calcext:value-type="float">
            <text:p>0,545357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27.80997978" calcext:value-type="float">
            <text:p>2227,80997978</text:p>
          </table:table-cell>
          <table:table-cell table:formula="of:=([.D128]-[.E128])^2" office:value-type="float" office:value="622818.504031913" calcext:value-type="float">
            <text:p>622818,5040319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88843" calcext:value-type="float">
            <text:p>0,688843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14.88868822" calcext:value-type="float">
            <text:p>2814,88868822</text:p>
          </table:table-cell>
          <table:table-cell table:formula="of:=([.D129]-[.E129])^2" office:value-type="float" office:value="90066.2326569762" calcext:value-type="float">
            <text:p>90066,23265697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72006" calcext:value-type="float">
            <text:p>0,672006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45.99942924" calcext:value-type="float">
            <text:p>2745,99942924</text:p>
          </table:table-cell>
          <table:table-cell table:formula="of:=([.D130]-[.E130])^2" office:value-type="float" office:value="485811.818783609" calcext:value-type="float">
            <text:p>485811,8187836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12597" calcext:value-type="float">
            <text:p>0,71259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912.07912938" calcext:value-type="float">
            <text:p>2912,07912938</text:p>
          </table:table-cell>
          <table:table-cell table:formula="of:=([.D131]-[.E131])^2" office:value-type="float" office:value="398059.490610148" calcext:value-type="float">
            <text:p>398059,4906101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77084" calcext:value-type="float">
            <text:p>0,677084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66.77626936" calcext:value-type="float">
            <text:p>2766,77626936</text:p>
          </table:table-cell>
          <table:table-cell table:formula="of:=([.D132]-[.E132])^2" office:value-type="float" office:value="473654.571167678" calcext:value-type="float">
            <text:p>473654,5711676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05918" calcext:value-type="float">
            <text:p>0,605918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75.59773372" calcext:value-type="float">
            <text:p>2475,59773372</text:p>
          </table:table-cell>
          <table:table-cell table:formula="of:=([.D133]-[.E133])^2" office:value-type="float" office:value="152414.090284255" calcext:value-type="float">
            <text:p>152414,0902842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0049" calcext:value-type="float">
            <text:p>0,450049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37.85348546" calcext:value-type="float">
            <text:p>1837,85348546</text:p>
          </table:table-cell>
          <table:table-cell table:formula="of:=([.D134]-[.E134])^2" office:value-type="float" office:value="46287.5637176685" calcext:value-type="float">
            <text:p>46287,56371766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56288" calcext:value-type="float">
            <text:p>0,256288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45.07260352" calcext:value-type="float">
            <text:p>1045,07260352</text:p>
          </table:table-cell>
          <table:table-cell table:formula="of:=([.D135]-[.E135])^2" office:value-type="float" office:value="8023.14205180998" calcext:value-type="float">
            <text:p>8023,142051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944881" calcext:value-type="float">
            <text:p>0,0944881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383.061840674" calcext:value-type="float">
            <text:p>383,061840674</text:p>
          </table:table-cell>
          <table:table-cell table:formula="of:=([.D136]-[.E136])^2" office:value-type="float" office:value="77875.5156141812" calcext:value-type="float">
            <text:p>77875,51561418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462909" calcext:value-type="float">
            <text:p>0,0462909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85.861068986" calcext:value-type="float">
            <text:p>185,861068986</text:p>
          </table:table-cell>
          <table:table-cell table:formula="of:=([.D137]-[.E137])^2" office:value-type="float" office:value="1008293.06856751" calcext:value-type="float">
            <text:p>1008293,068567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88114" calcext:value-type="float">
            <text:p>0,188114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766.13595556" calcext:value-type="float">
            <text:p>766,13595556</text:p>
          </table:table-cell>
          <table:table-cell table:formula="of:=([.D138]-[.E138])^2" office:value-type="float" office:value="592401.076567199" calcext:value-type="float">
            <text:p>592401,0765671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109271" calcext:value-type="float">
            <text:p>0,0109271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41.168666734" calcext:value-type="float">
            <text:p>41,168666734</text:p>
          </table:table-cell>
          <table:table-cell table:formula="of:=([.D139]-[.E139])^2" office:value-type="float" office:value="1998.86488113188" calcext:value-type="float">
            <text:p>1998,86488113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286982" calcext:value-type="float">
            <text:p>0,0286982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113.879833228" calcext:value-type="float">
            <text:p>113,879833228</text:p>
          </table:table-cell>
          <table:table-cell table:formula="of:=([.D140]-[.E140])^2" office:value-type="float" office:value="3912957.38663575" calcext:value-type="float">
            <text:p>3912957,386635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60828" calcext:value-type="float">
            <text:p>0,360828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472.80219512" calcext:value-type="float">
            <text:p>1472,80219512</text:p>
          </table:table-cell>
          <table:table-cell table:formula="of:=([.D141]-[.E141])^2" office:value-type="float" office:value="2179586.27709174" calcext:value-type="float">
            <text:p>2179586,277091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316034" calcext:value-type="float">
            <text:p>0,0316034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25.766575236" calcext:value-type="float">
            <text:p>125,766575236</text:p>
          </table:table-cell>
          <table:table-cell table:formula="of:=([.D142]-[.E142])^2" office:value-type="float" office:value="16720.1903992633" calcext:value-type="float">
            <text:p>16720,19039926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973042" calcext:value-type="float">
            <text:p>0,0973042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394.584026468" calcext:value-type="float">
            <text:p>394,584026468</text:p>
          </table:table-cell>
          <table:table-cell table:formula="of:=([.D143]-[.E143])^2" office:value-type="float" office:value="158494.778062468" calcext:value-type="float">
            <text:p>158494,778062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4681" calcext:value-type="float">
            <text:p>0,24681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1006.2929874" calcext:value-type="float">
            <text:p>1006,2929874</text:p>
          </table:table-cell>
          <table:table-cell table:formula="of:=([.D144]-[.E144])^2" office:value-type="float" office:value="7223774.70588094" calcext:value-type="float">
            <text:p>7223774,705880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90486" calcext:value-type="float">
            <text:p>0,0290486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115.313508844" calcext:value-type="float">
            <text:p>115,313508844</text:p>
          </table:table-cell>
          <table:table-cell table:formula="of:=([.D145]-[.E145])^2" office:value-type="float" office:value="14126.1565645308" calcext:value-type="float">
            <text:p>14126,15656453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48956" calcext:value-type="float">
            <text:p>0,048956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196.76543224" calcext:value-type="float">
            <text:p>196,76543224</text:p>
          </table:table-cell>
          <table:table-cell table:formula="of:=([.D146]-[.E146])^2" office:value-type="float" office:value="4385817.26685681" calcext:value-type="float">
            <text:p>4385817,266856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412127" calcext:value-type="float">
            <text:p>0,412127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682.69410558" calcext:value-type="float">
            <text:p>1682,69410558</text:p>
          </table:table-cell>
          <table:table-cell table:formula="of:=([.D147]-[.E147])^2" office:value-type="float" office:value="2843351.73420478" calcext:value-type="float">
            <text:p>2843351,734204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37503" calcext:value-type="float">
            <text:p>0,137503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559.05902462" calcext:value-type="float">
            <text:p>559,05902462</text:p>
          </table:table-cell>
          <table:table-cell table:formula="of:=([.D148]-[.E148])^2" office:value-type="float" office:value="316517.662503375" calcext:value-type="float">
            <text:p>316517,6625033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0163556" calcext:value-type="float">
            <text:p>-0,0163556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70.459591624" calcext:value-type="float">
            <text:p>-70,459591624</text:p>
          </table:table-cell>
          <table:table-cell table:formula="of:=([.D149]-[.E149])^2" office:value-type="float" office:value="13180229.8586522" calcext:value-type="float">
            <text:p>13180229,85865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286287" calcext:value-type="float">
            <text:p>0,286287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167.81471198" calcext:value-type="float">
            <text:p>1167,81471198</text:p>
          </table:table-cell>
          <table:table-cell table:formula="of:=([.D150]-[.E150])^2" office:value-type="float" office:value="1371275.45563055" calcext:value-type="float">
            <text:p>1371275,45563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0581162" calcext:value-type="float">
            <text:p>-0,00581162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27.3184756948" calcext:value-type="float">
            <text:p>-27,3184756948</text:p>
          </table:table-cell>
          <table:table-cell table:formula="of:=([.D151]-[.E151])^2" office:value-type="float" office:value="11467139.5687134" calcext:value-type="float">
            <text:p>11467139,56871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28316" calcext:value-type="float">
            <text:p>0,528316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158.08604664" calcext:value-type="float">
            <text:p>2158,08604664</text:p>
          </table:table-cell>
          <table:table-cell table:formula="of:=([.D152]-[.E152])^2" office:value-type="float" office:value="4477567.05892328" calcext:value-type="float">
            <text:p>4477567,058923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0590893" calcext:value-type="float">
            <text:p>0,0590893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238.226234522" calcext:value-type="float">
            <text:p>238,226234522</text:p>
          </table:table-cell>
          <table:table-cell table:formula="of:=([.D153]-[.E153])^2" office:value-type="float" office:value="12143661.4364774" calcext:value-type="float">
            <text:p>12143661,43647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32119" calcext:value-type="float">
            <text:p>0,132119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537.03017326" calcext:value-type="float">
            <text:p>537,03017326</text:p>
          </table:table-cell>
          <table:table-cell table:formula="of:=([.D154]-[.E154])^2" office:value-type="float" office:value="85281.512205683" calcext:value-type="float">
            <text:p>85281,5122056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0540076" calcext:value-type="float">
            <text:p>0,0540076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217.434255704" calcext:value-type="float">
            <text:p>217,434255704</text:p>
          </table:table-cell>
          <table:table-cell table:formula="of:=([.D155]-[.E155])^2" office:value-type="float" office:value="48068.043085237" calcext:value-type="float">
            <text:p>48068,0430852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459757" calcext:value-type="float">
            <text:p>0,0459757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184.571415578" calcext:value-type="float">
            <text:p>184,571415578</text:p>
          </table:table-cell>
          <table:table-cell table:formula="of:=([.D156]-[.E156])^2" office:value-type="float" office:value="35385.904670759" calcext:value-type="float">
            <text:p>35385,9046707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6013" calcext:value-type="float">
            <text:p>0,36013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469.9463002" calcext:value-type="float">
            <text:p>1469,9463002</text:p>
          </table:table-cell>
          <table:table-cell table:formula="of:=([.D157]-[.E157])^2" office:value-type="float" office:value="1836167.50367061" calcext:value-type="float">
            <text:p>1836167,503670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100654" calcext:value-type="float">
            <text:p>0,0100654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37.642986716" calcext:value-type="float">
            <text:p>37,642986716</text:p>
          </table:table-cell>
          <table:table-cell table:formula="of:=([.D158]-[.E158])^2" office:value-type="float" office:value="4183477.55809064" calcext:value-type="float">
            <text:p>4183477,55809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32198" calcext:value-type="float">
            <text:p>0,432198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764.81540492" calcext:value-type="float">
            <text:p>1764,81540492</text:p>
          </table:table-cell>
          <table:table-cell table:formula="of:=([.D159]-[.E159])^2" office:value-type="float" office:value="628715.628849706" calcext:value-type="float">
            <text:p>628715,6288497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67368" calcext:value-type="float">
            <text:p>0,367368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499.56086672" calcext:value-type="float">
            <text:p>1499,56086672</text:p>
          </table:table-cell>
          <table:table-cell table:formula="of:=([.D160]-[.E160])^2" office:value-type="float" office:value="1950382.20078668" calcext:value-type="float">
            <text:p>1950382,200786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203238" calcext:value-type="float">
            <text:p>0,203238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828.01640652" calcext:value-type="float">
            <text:p>828,01640652</text:p>
          </table:table-cell>
          <table:table-cell table:formula="of:=([.D161]-[.E161])^2" office:value-type="float" office:value="687284.783258833" calcext:value-type="float">
            <text:p>687284,7832588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404417" calcext:value-type="float">
            <text:p>0,0404417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61.928833218" calcext:value-type="float">
            <text:p>161,928833218</text:p>
          </table:table-cell>
          <table:table-cell table:formula="of:=([.D162]-[.E162])^2" office:value-type="float" office:value="27379.9347665263" calcext:value-type="float">
            <text:p>27379,93476652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254259" calcext:value-type="float">
            <text:p>0,0254259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100.491086886" calcext:value-type="float">
            <text:p>100,491086886</text:p>
          </table:table-cell>
          <table:table-cell table:formula="of:=([.D163]-[.E163])^2" office:value-type="float" office:value="10822.4670386825" calcext:value-type="float">
            <text:p>10822,46703868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97328" calcext:value-type="float">
            <text:p>0,0197328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77.197540512" calcext:value-type="float">
            <text:p>77,197540512</text:p>
          </table:table-cell>
          <table:table-cell table:formula="of:=([.D164]-[.E164])^2" office:value-type="float" office:value="6518.55044792684" calcext:value-type="float">
            <text:p>6518,55044792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38836" calcext:value-type="float">
            <text:p>0,0538836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16.926904744" calcext:value-type="float">
            <text:p>216,926904744</text:p>
          </table:table-cell>
          <table:table-cell table:formula="of:=([.D165]-[.E165])^2" office:value-type="float" office:value="48605.6560874" calcext:value-type="float">
            <text:p>48605,65608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616082" calcext:value-type="float">
            <text:p>0,0616082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48.532414628" calcext:value-type="float">
            <text:p>248,532414628</text:p>
          </table:table-cell>
          <table:table-cell table:formula="of:=([.D166]-[.E166])^2" office:value-type="float" office:value="63540.5022163903" calcext:value-type="float">
            <text:p>63540,50221639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49.360951478" calcext:value-type="float">
            <text:p>249,360951478</text:p>
          </table:table-cell>
          <table:table-cell table:formula="of:=([.D167]-[.E167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49.360951478" calcext:value-type="float">
            <text:p>249,360951478</text:p>
          </table:table-cell>
          <table:table-cell table:formula="of:=([.D168]-[.E168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49.360951478" calcext:value-type="float">
            <text:p>249,360951478</text:p>
          </table:table-cell>
          <table:table-cell table:formula="of:=([.D169]-[.E169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49.360951478" calcext:value-type="float">
            <text:p>249,360951478</text:p>
          </table:table-cell>
          <table:table-cell table:formula="of:=([.D170]-[.E170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49.360951478" calcext:value-type="float">
            <text:p>249,360951478</text:p>
          </table:table-cell>
          <table:table-cell table:formula="of:=([.D171]-[.E171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618107" calcext:value-type="float">
            <text:p>0,0618107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49.360951478" calcext:value-type="float">
            <text:p>249,360951478</text:p>
          </table:table-cell>
          <table:table-cell table:formula="of:=([.D172]-[.E172])^2" office:value-type="float" office:value="45715.1228246547" calcext:value-type="float">
            <text:p>45715,12282465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72256" calcext:value-type="float">
            <text:p>0,0772256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12.431631424" calcext:value-type="float">
            <text:p>312,431631424</text:p>
          </table:table-cell>
          <table:table-cell table:formula="of:=([.D173]-[.E173])^2" office:value-type="float" office:value="8341.49130422578" calcext:value-type="float">
            <text:p>8341,49130422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1635" calcext:value-type="float">
            <text:p>0,151635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616.8806679" calcext:value-type="float">
            <text:p>616,8806679</text:p>
          </table:table-cell>
          <table:table-cell table:formula="of:=([.D174]-[.E174])^2" office:value-type="float" office:value="385790.453457281" calcext:value-type="float">
            <text:p>385790,4534572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95516" calcext:value-type="float">
            <text:p>0,395516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614.72953464" calcext:value-type="float">
            <text:p>1614,72953464</text:p>
          </table:table-cell>
          <table:table-cell table:formula="of:=([.D175]-[.E175])^2" office:value-type="float" office:value="540622.260684716" calcext:value-type="float">
            <text:p>540622,2606847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65289" calcext:value-type="float">
            <text:p>0,565289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09.36255506" calcext:value-type="float">
            <text:p>2309,36255506</text:p>
          </table:table-cell>
          <table:table-cell table:formula="of:=([.D176]-[.E176])^2" office:value-type="float" office:value="460551.150963932" calcext:value-type="float">
            <text:p>460551,1509639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83511" calcext:value-type="float">
            <text:p>0,683511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793.07259694" calcext:value-type="float">
            <text:p>2793,07259694</text:p>
          </table:table-cell>
          <table:table-cell table:formula="of:=([.D177]-[.E177])^2" office:value-type="float" office:value="372009.564211583" calcext:value-type="float">
            <text:p>372009,5642115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42706" calcext:value-type="float">
            <text:p>0,742706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035.27130724" calcext:value-type="float">
            <text:p>3035,27130724</text:p>
          </table:table-cell>
          <table:table-cell table:formula="of:=([.D178]-[.E178])^2" office:value-type="float" office:value="353703.639965962" calcext:value-type="float">
            <text:p>353703,6399659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38367" calcext:value-type="float">
            <text:p>0,738367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17.51811518" calcext:value-type="float">
            <text:p>3017,51811518</text:p>
          </table:table-cell>
          <table:table-cell table:formula="of:=([.D179]-[.E179])^2" office:value-type="float" office:value="229904.408609415" calcext:value-type="float">
            <text:p>229904,4086094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47947" calcext:value-type="float">
            <text:p>0,647947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47.56106838" calcext:value-type="float">
            <text:p>2647,56106838</text:p>
          </table:table-cell>
          <table:table-cell table:formula="of:=([.D180]-[.E180])^2" office:value-type="float" office:value="552698.438466386" calcext:value-type="float">
            <text:p>552698,4384663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1715" calcext:value-type="float">
            <text:p>0,591715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17.4855911" calcext:value-type="float">
            <text:p>2417,4855911</text:p>
          </table:table-cell>
          <table:table-cell table:formula="of:=([.D181]-[.E181])^2" office:value-type="float" office:value="226114.217799975" calcext:value-type="float">
            <text:p>226114,2177999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43472" calcext:value-type="float">
            <text:p>0,443472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10.94342688" calcext:value-type="float">
            <text:p>1810,94342688</text:p>
          </table:table-cell>
          <table:table-cell table:formula="of:=([.D182]-[.E182])^2" office:value-type="float" office:value="78432.332087944" calcext:value-type="float">
            <text:p>78432,3320879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2283" calcext:value-type="float">
            <text:p>0,252283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28.68598582" calcext:value-type="float">
            <text:p>1028,68598582</text:p>
          </table:table-cell>
          <table:table-cell table:formula="of:=([.D183]-[.E183])^2" office:value-type="float" office:value="4145.36042014605" calcext:value-type="float">
            <text:p>4145,36042014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969125" calcext:value-type="float">
            <text:p>0,0969125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392.98137025" calcext:value-type="float">
            <text:p>392,98137025</text:p>
          </table:table-cell>
          <table:table-cell table:formula="of:=([.D184]-[.E184])^2" office:value-type="float" office:value="89294.3082019785" calcext:value-type="float">
            <text:p>89294,30820197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505259" calcext:value-type="float">
            <text:p>0,0505259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203.188740886" calcext:value-type="float">
            <text:p>203,188740886</text:p>
          </table:table-cell>
          <table:table-cell table:formula="of:=([.D185]-[.E185])^2" office:value-type="float" office:value="41791.1093113694" calcext:value-type="float">
            <text:p>41791,10931136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388761" calcext:value-type="float">
            <text:p>0,0388761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55.523118194" calcext:value-type="float">
            <text:p>155,523118194</text:p>
          </table:table-cell>
          <table:table-cell table:formula="of:=([.D186]-[.E186])^2" office:value-type="float" office:value="25301.0755695984" calcext:value-type="float">
            <text:p>25301,07556959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251563" calcext:value-type="float">
            <text:p>0,0251563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99.388007702" calcext:value-type="float">
            <text:p>99,388007702</text:p>
          </table:table-cell>
          <table:table-cell table:formula="of:=([.D187]-[.E187])^2" office:value-type="float" office:value="10594.174769503" calcext:value-type="float">
            <text:p>10594,1747695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95609" calcext:value-type="float">
            <text:p>0,0195609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76.494204786" calcext:value-type="float">
            <text:p>76,494204786</text:p>
          </table:table-cell>
          <table:table-cell table:formula="of:=([.D188]-[.E188])^2" office:value-type="float" office:value="6405.47393572738" calcext:value-type="float">
            <text:p>6405,47393572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45079" calcext:value-type="float">
            <text:p>0,0545079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19.481253166" calcext:value-type="float">
            <text:p>219,481253166</text:p>
          </table:table-cell>
          <table:table-cell table:formula="of:=([.D189]-[.E189])^2" office:value-type="float" office:value="49738.4793637331" calcext:value-type="float">
            <text:p>49738,47936373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616266" calcext:value-type="float">
            <text:p>0,0616266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48.607698964" calcext:value-type="float">
            <text:p>248,607698964</text:p>
          </table:table-cell>
          <table:table-cell table:formula="of:=([.D190]-[.E190])^2" office:value-type="float" office:value="63578.46209284" calcext:value-type="float">
            <text:p>63578,462092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49.360951478" calcext:value-type="float">
            <text:p>249,360951478</text:p>
          </table:table-cell>
          <table:table-cell table:formula="of:=([.D191]-[.E191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618107" calcext:value-type="float">
            <text:p>0,0618107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49.360951478" calcext:value-type="float">
            <text:p>249,360951478</text:p>
          </table:table-cell>
          <table:table-cell table:formula="of:=([.D192]-[.E192])^2" office:value-type="float" office:value="63918.4335892424" calcext:value-type="float">
            <text:p>63918,43358924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18423" calcext:value-type="float">
            <text:p>0,0618423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49.490244142" calcext:value-type="float">
            <text:p>249,490244142</text:p>
          </table:table-cell>
          <table:table-cell table:formula="of:=([.D193]-[.E193])^2" office:value-type="float" office:value="63816.9872710016" calcext:value-type="float">
            <text:p>63816,98727100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619765" calcext:value-type="float">
            <text:p>0,0619765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50.03932881" calcext:value-type="float">
            <text:p>250,03932881</text:p>
          </table:table-cell>
          <table:table-cell table:formula="of:=([.D194]-[.E194])^2" office:value-type="float" office:value="64302.4759997301" calcext:value-type="float">
            <text:p>64302,47599973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618285" calcext:value-type="float">
            <text:p>0,0618285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49.43378089" calcext:value-type="float">
            <text:p>249,43378089</text:p>
          </table:table-cell>
          <table:table-cell table:formula="of:=([.D195]-[.E195])^2" office:value-type="float" office:value="63995.7338177817" calcext:value-type="float">
            <text:p>63995,73381778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618059" calcext:value-type="float">
            <text:p>0,0618059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49.341312086" calcext:value-type="float">
            <text:p>249,341312086</text:p>
          </table:table-cell>
          <table:table-cell table:formula="of:=([.D196]-[.E196])^2" office:value-type="float" office:value="54995.5593821498" calcext:value-type="float">
            <text:p>54995,55938214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9084" calcext:value-type="float">
            <text:p>0,069084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79.11994936" calcext:value-type="float">
            <text:p>279,11994936</text:p>
          </table:table-cell>
          <table:table-cell table:formula="of:=([.D197]-[.E197])^2" office:value-type="float" office:value="7765.11785706497" calcext:value-type="float">
            <text:p>7765,1178570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39391" calcext:value-type="float">
            <text:p>0,139391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66.78385214" calcext:value-type="float">
            <text:p>566,78385214</text:p>
          </table:table-cell>
          <table:table-cell table:formula="of:=([.D198]-[.E198])^2" office:value-type="float" office:value="44021.9864363429" calcext:value-type="float">
            <text:p>44021,98643634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22751" calcext:value-type="float">
            <text:p>0,322751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317.00862654" calcext:value-type="float">
            <text:p>1317,00862654</text:p>
          </table:table-cell>
          <table:table-cell table:formula="of:=([.D199]-[.E199])^2" office:value-type="float" office:value="748211.97557868" calcext:value-type="float">
            <text:p>748211,975578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2893" calcext:value-type="float">
            <text:p>0,512893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094.98222522" calcext:value-type="float">
            <text:p>2094,98222522</text:p>
          </table:table-cell>
          <table:table-cell table:formula="of:=([.D200]-[.E200])^2" office:value-type="float" office:value="937057.780794055" calcext:value-type="float">
            <text:p>937057,7807940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83829" calcext:value-type="float">
            <text:p>0,683829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794.37370666" calcext:value-type="float">
            <text:p>2794,37370666</text:p>
          </table:table-cell>
          <table:table-cell table:formula="of:=([.D201]-[.E201])^2" office:value-type="float" office:value="555957.958055681" calcext:value-type="float">
            <text:p>555957,9580556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64771" calcext:value-type="float">
            <text:p>0,764771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125.55113734" calcext:value-type="float">
            <text:p>3125,55113734</text:p>
          </table:table-cell>
          <table:table-cell table:formula="of:=([.D202]-[.E202])^2" office:value-type="float" office:value="407615.839944493" calcext:value-type="float">
            <text:p>407615,8399444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68464" calcext:value-type="float">
            <text:p>0,768464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140.66119456" calcext:value-type="float">
            <text:p>3140,66119456</text:p>
          </table:table-cell>
          <table:table-cell table:formula="of:=([.D203]-[.E203])^2" office:value-type="float" office:value="324145.52026076" calcext:value-type="float">
            <text:p>324145,520260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03655" calcext:value-type="float">
            <text:p>0,703655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75.4925787" calcext:value-type="float">
            <text:p>2875,4925787</text:p>
          </table:table-cell>
          <table:table-cell table:formula="of:=([.D204]-[.E204])^2" office:value-type="float" office:value="264717.518350233" calcext:value-type="float">
            <text:p>264717,5183502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83955" calcext:value-type="float">
            <text:p>0,583955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385.7352407" calcext:value-type="float">
            <text:p>2385,7352407</text:p>
          </table:table-cell>
          <table:table-cell table:formula="of:=([.D205]-[.E205])^2" office:value-type="float" office:value="181701.697008341" calcext:value-type="float">
            <text:p>181701,6970083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16738" calcext:value-type="float">
            <text:p>0,416738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01.56019652" calcext:value-type="float">
            <text:p>1701,56019652</text:p>
          </table:table-cell>
          <table:table-cell table:formula="of:=([.D206]-[.E206])^2" office:value-type="float" office:value="156372.127616479" calcext:value-type="float">
            <text:p>156372,1276164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47364" calcext:value-type="float">
            <text:p>0,247364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08.55970056" calcext:value-type="float">
            <text:p>1008,55970056</text:p>
          </table:table-cell>
          <table:table-cell table:formula="of:=([.D207]-[.E207])^2" office:value-type="float" office:value="2426.35549571347" calcext:value-type="float">
            <text:p>2426,35549571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831368" calcext:value-type="float">
            <text:p>0,0831368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336.617542672" calcext:value-type="float">
            <text:p>336,617542672</text:p>
          </table:table-cell>
          <table:table-cell table:formula="of:=([.D208]-[.E208])^2" office:value-type="float" office:value="58094.3577359941" calcext:value-type="float">
            <text:p>58094,35773599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487965" calcext:value-type="float">
            <text:p>0,0487965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96.11283161" calcext:value-type="float">
            <text:p>196,11283161</text:p>
          </table:table-cell>
          <table:table-cell table:formula="of:=([.D209]-[.E209])^2" office:value-type="float" office:value="39861.253169891" calcext:value-type="float">
            <text:p>39861,2531698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409555" calcext:value-type="float">
            <text:p>0,0409555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64.03106647" calcext:value-type="float">
            <text:p>164,03106647</text:p>
          </table:table-cell>
          <table:table-cell table:formula="of:=([.D210]-[.E210])^2" office:value-type="float" office:value="28080.0623178932" calcext:value-type="float">
            <text:p>28080,06231789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249112" calcext:value-type="float">
            <text:p>0,0249112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98.385171248" calcext:value-type="float">
            <text:p>98,385171248</text:p>
          </table:table-cell>
          <table:table-cell table:formula="of:=([.D211]-[.E211])^2" office:value-type="float" office:value="10005.0347422723" calcext:value-type="float">
            <text:p>10005,03474227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03551" calcext:value-type="float">
            <text:p>0,0203551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79.743705854" calcext:value-type="float">
            <text:p>79,743705854</text:p>
          </table:table-cell>
          <table:table-cell table:formula="of:=([.D212]-[.E212])^2" office:value-type="float" office:value="6936.17566077559" calcext:value-type="float">
            <text:p>6936,17566077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43257" calcext:value-type="float">
            <text:p>0,0543257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18.735774578" calcext:value-type="float">
            <text:p>218,735774578</text:p>
          </table:table-cell>
          <table:table-cell table:formula="of:=([.D213]-[.E213])^2" office:value-type="float" office:value="49406.5199642499" calcext:value-type="float">
            <text:p>49406,51996424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617593" calcext:value-type="float">
            <text:p>0,0617593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49.150646322" calcext:value-type="float">
            <text:p>249,150646322</text:p>
          </table:table-cell>
          <table:table-cell table:formula="of:=([.D214]-[.E214])^2" office:value-type="float" office:value="63852.5627386301" calcext:value-type="float">
            <text:p>63852,56273863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619595" calcext:value-type="float">
            <text:p>0,0619595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49.96977263" calcext:value-type="float">
            <text:p>249,96977263</text:p>
          </table:table-cell>
          <table:table-cell table:formula="of:=([.D215]-[.E215])^2" office:value-type="float" office:value="64267.2048189143" calcext:value-type="float">
            <text:p>64267,20481891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616586" calcext:value-type="float">
            <text:p>0,0616586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48.738628244" calcext:value-type="float">
            <text:p>248,738628244</text:p>
          </table:table-cell>
          <table:table-cell table:formula="of:=([.D216]-[.E216])^2" office:value-type="float" office:value="63624.325578538" calcext:value-type="float">
            <text:p>63624,3255785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618265" calcext:value-type="float">
            <text:p>0,0618265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49.42559781" calcext:value-type="float">
            <text:p>249,42559781</text:p>
          </table:table-cell>
          <table:table-cell table:formula="of:=([.D217]-[.E217])^2" office:value-type="float" office:value="63991.5936753707" calcext:value-type="float">
            <text:p>63991,59367537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618127" calcext:value-type="float">
            <text:p>0,0618127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49.369134558" calcext:value-type="float">
            <text:p>249,369134558</text:p>
          </table:table-cell>
          <table:table-cell table:formula="of:=([.D218]-[.E218])^2" office:value-type="float" office:value="63963.0303428765" calcext:value-type="float">
            <text:p>63963,03034287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618096" calcext:value-type="float">
            <text:p>0,0618096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49.356450784" calcext:value-type="float">
            <text:p>249,356450784</text:p>
          </table:table-cell>
          <table:table-cell table:formula="of:=([.D219]-[.E219])^2" office:value-type="float" office:value="63956.6148191441" calcext:value-type="float">
            <text:p>63956,61481914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618138" calcext:value-type="float">
            <text:p>0,0618138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49.373635252" calcext:value-type="float">
            <text:p>249,373635252</text:p>
          </table:table-cell>
          <table:table-cell table:formula="of:=([.D220]-[.E220])^2" office:value-type="float" office:value="54874.7655958878" calcext:value-type="float">
            <text:p>54874,76559588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91697" calcext:value-type="float">
            <text:p>0,0691697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79.470594338" calcext:value-type="float">
            <text:p>279,470594338</text:p>
          </table:table-cell>
          <table:table-cell table:formula="of:=([.D221]-[.E221])^2" office:value-type="float" office:value="3188.93055861008" calcext:value-type="float">
            <text:p>3188,93055861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1342" calcext:value-type="float">
            <text:p>0,151342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615.68184668" calcext:value-type="float">
            <text:p>615,68184668</text:p>
          </table:table-cell>
          <table:table-cell table:formula="of:=([.D222]-[.E222])^2" office:value-type="float" office:value="2972.40537537266" calcext:value-type="float">
            <text:p>2972,40537537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99707" calcext:value-type="float">
            <text:p>0,299707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222.72317878" calcext:value-type="float">
            <text:p>1222,72317878</text:p>
          </table:table-cell>
          <table:table-cell table:formula="of:=([.D223]-[.E223])^2" office:value-type="float" office:value="912552.987099512" calcext:value-type="float">
            <text:p>912552,9870995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9404" calcext:value-type="float">
            <text:p>0,499404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39.79144216" calcext:value-type="float">
            <text:p>2039,79144216</text:p>
          </table:table-cell>
          <table:table-cell table:formula="of:=([.D224]-[.E224])^2" office:value-type="float" office:value="143042.564299832" calcext:value-type="float">
            <text:p>143042,5642998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82036" calcext:value-type="float">
            <text:p>0,582036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77.88357544" calcext:value-type="float">
            <text:p>2377,88357544</text:p>
          </table:table-cell>
          <table:table-cell table:formula="of:=([.D225]-[.E225])^2" office:value-type="float" office:value="105050.813675414" calcext:value-type="float">
            <text:p>105050,8136754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25439" calcext:value-type="float">
            <text:p>0,625439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55.46868606" calcext:value-type="float">
            <text:p>2555,46868606</text:p>
          </table:table-cell>
          <table:table-cell table:formula="of:=([.D226]-[.E226])^2" office:value-type="float" office:value="1080621.34169634" calcext:value-type="float">
            <text:p>1080621,341696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8853" calcext:value-type="float">
            <text:p>0,78853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222.7620362" calcext:value-type="float">
            <text:p>3222,7620362</text:p>
          </table:table-cell>
          <table:table-cell table:formula="of:=([.D227]-[.E227])^2" office:value-type="float" office:value="232552.608541193" calcext:value-type="float">
            <text:p>232552,60854119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16476" calcext:value-type="float">
            <text:p>0,716476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27.95021304" calcext:value-type="float">
            <text:p>2927,95021304</text:p>
          </table:table-cell>
          <table:table-cell table:formula="of:=([.D228]-[.E228])^2" office:value-type="float" office:value="162448.836832486" calcext:value-type="float">
            <text:p>162448,8368324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4716" calcext:value-type="float">
            <text:p>0,594716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29.76430264" calcext:value-type="float">
            <text:p>2429,76430264</text:p>
          </table:table-cell>
          <table:table-cell table:formula="of:=([.D229]-[.E229])^2" office:value-type="float" office:value="142306.92157798" calcext:value-type="float">
            <text:p>142306,921577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47973" calcext:value-type="float">
            <text:p>0,447973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29.35944842" calcext:value-type="float">
            <text:p>1829,35944842</text:p>
          </table:table-cell>
          <table:table-cell table:formula="of:=([.D230]-[.E230])^2" office:value-type="float" office:value="39457.9193067795" calcext:value-type="float">
            <text:p>39457,91930677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3842" calcext:value-type="float">
            <text:p>0,243842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994.14929668" calcext:value-type="float">
            <text:p>994,14929668</text:p>
          </table:table-cell>
          <table:table-cell table:formula="of:=([.D231]-[.E231])^2" office:value-type="float" office:value="1277.90413097631" calcext:value-type="float">
            <text:p>1277,90413097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81492" calcext:value-type="float">
            <text:p>0,081492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29.88777768" calcext:value-type="float">
            <text:p>329,88777768</text:p>
          </table:table-cell>
          <table:table-cell table:formula="of:=([.D232]-[.E232])^2" office:value-type="float" office:value="59388.6423656145" calcext:value-type="float">
            <text:p>59388,64236561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500257" calcext:value-type="float">
            <text:p>0,0500257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201.142152578" calcext:value-type="float">
            <text:p>201,142152578</text:p>
          </table:table-cell>
          <table:table-cell table:formula="of:=([.D233]-[.E233])^2" office:value-type="float" office:value="7786.69348143826" calcext:value-type="float">
            <text:p>7786,69348143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43473" calcext:value-type="float">
            <text:p>0,0543473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18.824151842" calcext:value-type="float">
            <text:p>218,824151842</text:p>
          </table:table-cell>
          <table:table-cell table:formula="of:=([.D234]-[.E234])^2" office:value-type="float" office:value="48432.6313381494" calcext:value-type="float">
            <text:p>48432,63133814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62805" calcext:value-type="float">
            <text:p>0,0262805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03.98771697" calcext:value-type="float">
            <text:p>103,98771697</text:p>
          </table:table-cell>
          <table:table-cell table:formula="of:=([.D235]-[.E235])^2" office:value-type="float" office:value="11562.2099167804" calcext:value-type="float">
            <text:p>11562,20991678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85603" calcext:value-type="float">
            <text:p>0,0185603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72.400209862" calcext:value-type="float">
            <text:p>72,400209862</text:p>
          </table:table-cell>
          <table:table-cell table:formula="of:=([.D236]-[.E236])^2" office:value-type="float" office:value="5766.9154738846" calcext:value-type="float">
            <text:p>5766,91547388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3612" calcext:value-type="float">
            <text:p>0,063612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56.73104248" calcext:value-type="float">
            <text:p>256,73104248</text:p>
          </table:table-cell>
          <table:table-cell table:formula="of:=([.D237]-[.E237])^2" office:value-type="float" office:value="67735.8102274838" calcext:value-type="float">
            <text:p>67735,8102274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31588" calcext:value-type="float">
            <text:p>0,0531588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13.961356552" calcext:value-type="float">
            <text:p>213,961356552</text:p>
          </table:table-cell>
          <table:table-cell table:formula="of:=([.D238]-[.E238])^2" office:value-type="float" office:value="47250.3066095795" calcext:value-type="float">
            <text:p>47250,30660957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16792" calcext:value-type="float">
            <text:p>0,0616792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48.822913968" calcext:value-type="float">
            <text:p>248,822913968</text:p>
          </table:table-cell>
          <table:table-cell table:formula="of:=([.D239]-[.E239])^2" office:value-type="float" office:value="63687.0403464202" calcext:value-type="float">
            <text:p>63687,040346420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618167" calcext:value-type="float">
            <text:p>0,0618167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49.385500718" calcext:value-type="float">
            <text:p>249,385500718</text:p>
          </table:table-cell>
          <table:table-cell table:formula="of:=([.D240]-[.E240])^2" office:value-type="float" office:value="63971.308913451" calcext:value-type="float">
            <text:p>63971,3089134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61808" calcext:value-type="float">
            <text:p>0,061808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49.34990432" calcext:value-type="float">
            <text:p>249,34990432</text:p>
          </table:table-cell>
          <table:table-cell table:formula="of:=([.D241]-[.E241])^2" office:value-type="float" office:value="63953.3037069788" calcext:value-type="float">
            <text:p>63953,303706978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618201" calcext:value-type="float">
            <text:p>0,0618201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49.399411954" calcext:value-type="float">
            <text:p>249,399411954</text:p>
          </table:table-cell>
          <table:table-cell table:formula="of:=([.D242]-[.E242])^2" office:value-type="float" office:value="63978.3461196353" calcext:value-type="float">
            <text:p>63978,34611963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618003" calcext:value-type="float">
            <text:p>0,0618003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49.318399462" calcext:value-type="float">
            <text:p>249,318399462</text:p>
          </table:table-cell>
          <table:table-cell table:formula="of:=([.D243]-[.E243])^2" office:value-type="float" office:value="63937.3701784843" calcext:value-type="float">
            <text:p>63937,37017848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618107" calcext:value-type="float">
            <text:p>0,0618107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49.360951478" calcext:value-type="float">
            <text:p>249,360951478</text:p>
          </table:table-cell>
          <table:table-cell table:formula="of:=([.D244]-[.E244])^2" office:value-type="float" office:value="63958.8912584777" calcext:value-type="float">
            <text:p>63958,89125847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618107" calcext:value-type="float">
            <text:p>0,0618107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49.360951478" calcext:value-type="float">
            <text:p>249,360951478</text:p>
          </table:table-cell>
          <table:table-cell table:formula="of:=([.D245]-[.E245])^2" office:value-type="float" office:value="53537.1509401751" calcext:value-type="float">
            <text:p>53537,15094017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03006" calcext:value-type="float">
            <text:p>0,0703006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84.097716924" calcext:value-type="float">
            <text:p>284,097716924</text:p>
          </table:table-cell>
          <table:table-cell table:formula="of:=([.D246]-[.E246])^2" office:value-type="float" office:value="15301.1685357124" calcext:value-type="float">
            <text:p>15301,16853571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27737" calcext:value-type="float">
            <text:p>0,127737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519.10104498" calcext:value-type="float">
            <text:p>519,10104498</text:p>
          </table:table-cell>
          <table:table-cell table:formula="of:=([.D247]-[.E247])^2" office:value-type="float" office:value="600471.330647298" calcext:value-type="float">
            <text:p>600471,3306472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91656" calcext:value-type="float">
            <text:p>0,391656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98.93619024" calcext:value-type="float">
            <text:p>1598,93619024</text:p>
          </table:table-cell>
          <table:table-cell table:formula="of:=([.D248]-[.E248])^2" office:value-type="float" office:value="717516.307257631" calcext:value-type="float">
            <text:p>717516,3072576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68238" calcext:value-type="float">
            <text:p>0,568238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21.42850652" calcext:value-type="float">
            <text:p>2321,42850652</text:p>
          </table:table-cell>
          <table:table-cell table:formula="of:=([.D249]-[.E249])^2" office:value-type="float" office:value="629754.216494104" calcext:value-type="float">
            <text:p>629754,2164941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99215" calcext:value-type="float">
            <text:p>0,699215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57.3261411" calcext:value-type="float">
            <text:p>2857,3261411</text:p>
          </table:table-cell>
          <table:table-cell table:formula="of:=([.D250]-[.E250])^2" office:value-type="float" office:value="453834.045771988" calcext:value-type="float">
            <text:p>453834,0457719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6128" calcext:value-type="float">
            <text:p>0,76128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111.2675712" calcext:value-type="float">
            <text:p>3111,2675712</text:p>
          </table:table-cell>
          <table:table-cell table:formula="of:=([.D251]-[.E251])^2" office:value-type="float" office:value="329168.528261832" calcext:value-type="float">
            <text:p>329168,5282618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40506" calcext:value-type="float">
            <text:p>0,740506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26.26991924" calcext:value-type="float">
            <text:p>3026,26991924</text:p>
          </table:table-cell>
          <table:table-cell table:formula="of:=([.D252]-[.E252])^2" office:value-type="float" office:value="371770.031317982" calcext:value-type="float">
            <text:p>371770,0313179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78074" calcext:value-type="float">
            <text:p>0,678074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70.82689396" calcext:value-type="float">
            <text:p>2770,82689396</text:p>
          </table:table-cell>
          <table:table-cell table:formula="of:=([.D253]-[.E253])^2" office:value-type="float" office:value="345945.301245312" calcext:value-type="float">
            <text:p>345945,3012453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5132" calcext:value-type="float">
            <text:p>0,575132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49.63558328" calcext:value-type="float">
            <text:p>2349,63558328</text:p>
          </table:table-cell>
          <table:table-cell table:formula="of:=([.D254]-[.E254])^2" office:value-type="float" office:value="207356.238400431" calcext:value-type="float">
            <text:p>207356,2384004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15236" calcext:value-type="float">
            <text:p>0,415236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695.41470344" calcext:value-type="float">
            <text:p>1695,41470344</text:p>
          </table:table-cell>
          <table:table-cell table:formula="of:=([.D255]-[.E255])^2" office:value-type="float" office:value="112616.633982696" calcext:value-type="float">
            <text:p>112616,6339826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8654" calcext:value-type="float">
            <text:p>0,238654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72.92238716" calcext:value-type="float">
            <text:p>972,92238716</text:p>
          </table:table-cell>
          <table:table-cell table:formula="of:=([.D256]-[.E256])^2" office:value-type="float" office:value="919.448120055725" calcext:value-type="float">
            <text:p>919,44812005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850532" calcext:value-type="float">
            <text:p>0,0850532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44.458569928" calcext:value-type="float">
            <text:p>344,458569928</text:p>
          </table:table-cell>
          <table:table-cell table:formula="of:=([.D257]-[.E257])^2" office:value-type="float" office:value="121103.004671933" calcext:value-type="float">
            <text:p>121103,0046719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62435" calcext:value-type="float">
            <text:p>0,0462435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85.66712999" calcext:value-type="float">
            <text:p>185,66712999</text:p>
          </table:table-cell>
          <table:table-cell table:formula="of:=([.D258]-[.E258])^2" office:value-type="float" office:value="25076.9783943856" calcext:value-type="float">
            <text:p>25076,97839438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446574" calcext:value-type="float">
            <text:p>0,0446574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79.177538396" calcext:value-type="float">
            <text:p>179,177538396</text:p>
          </table:table-cell>
          <table:table-cell table:formula="of:=([.D259]-[.E259])^2" office:value-type="float" office:value="41340.0527654914" calcext:value-type="float">
            <text:p>41340,05276549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9367" calcext:value-type="float">
            <text:p>0,109367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43.93945518" calcext:value-type="float">
            <text:p>443,93945518</text:p>
          </table:table-cell>
          <table:table-cell table:formula="of:=([.D260]-[.E260])^2" office:value-type="float" office:value="585317.8722975" calcext:value-type="float">
            <text:p>585317,87229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16584" calcext:value-type="float">
            <text:p>0,316584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291.77609936" calcext:value-type="float">
            <text:p>1291,77609936</text:p>
          </table:table-cell>
          <table:table-cell table:formula="of:=([.D261]-[.E261])^2" office:value-type="float" office:value="553867.107507033" calcext:value-type="float">
            <text:p>553867,1075070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46482" calcext:value-type="float">
            <text:p>0,546482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32.41296228" calcext:value-type="float">
            <text:p>2232,41296228</text:p>
          </table:table-cell>
          <table:table-cell table:formula="of:=([.D262]-[.E262])^2" office:value-type="float" office:value="322154.561985417" calcext:value-type="float">
            <text:p>322154,5619854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70893" calcext:value-type="float">
            <text:p>0,670893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41.44554522" calcext:value-type="float">
            <text:p>2741,44554522</text:p>
          </table:table-cell>
          <table:table-cell table:formula="of:=([.D263]-[.E263])^2" office:value-type="float" office:value="1891848.44934369" calcext:value-type="float">
            <text:p>1891848,449343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21759" calcext:value-type="float">
            <text:p>0,321759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312.94981886" calcext:value-type="float">
            <text:p>1312,94981886</text:p>
          </table:table-cell>
          <table:table-cell table:formula="of:=([.D264]-[.E264])^2" office:value-type="float" office:value="23423.7347614041" calcext:value-type="float">
            <text:p>23423,73476140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01474" calcext:value-type="float">
            <text:p>0,301474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29.95292996" calcext:value-type="float">
            <text:p>1229,95292996</text:p>
          </table:table-cell>
          <table:table-cell table:formula="of:=([.D265]-[.E265])^2" office:value-type="float" office:value="4048335.25219453" calcext:value-type="float">
            <text:p>4048335,252194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28125" calcext:value-type="float">
            <text:p>0,628125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566.4585625" calcext:value-type="float">
            <text:p>2566,4585625</text:p>
          </table:table-cell>
          <table:table-cell table:formula="of:=([.D266]-[.E266])^2" office:value-type="float" office:value="456356.851602953" calcext:value-type="float">
            <text:p>456356,8516029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07421" calcext:value-type="float">
            <text:p>0,507421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072.59331834" calcext:value-type="float">
            <text:p>2072,59331834</text:p>
          </table:table-cell>
          <table:table-cell table:formula="of:=([.D267]-[.E267])^2" office:value-type="float" office:value="389882.637865532" calcext:value-type="float">
            <text:p>389882,6378655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05712" calcext:value-type="float">
            <text:p>0,505712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65.60087648" calcext:value-type="float">
            <text:p>2065,60087648</text:p>
          </table:table-cell>
          <table:table-cell table:formula="of:=([.D268]-[.E268])^2" office:value-type="float" office:value="8574.71060352697" calcext:value-type="float">
            <text:p>8574,7106035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02629" calcext:value-type="float">
            <text:p>0,302629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34.67865866" calcext:value-type="float">
            <text:p>1234,67865866</text:p>
          </table:table-cell>
          <table:table-cell table:formula="of:=([.D269]-[.E269])^2" office:value-type="float" office:value="88078.2816809052" calcext:value-type="float">
            <text:p>88078,28168090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02341" calcext:value-type="float">
            <text:p>0,102341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15.19229514" calcext:value-type="float">
            <text:p>415,19229514</text:p>
          </table:table-cell>
          <table:table-cell table:formula="of:=([.D270]-[.E270])^2" office:value-type="float" office:value="87315.6676009624" calcext:value-type="float">
            <text:p>87315,66760096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522672" calcext:value-type="float">
            <text:p>0,0522672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210.313339488" calcext:value-type="float">
            <text:p>210,313339488</text:p>
          </table:table-cell>
          <table:table-cell table:formula="of:=([.D271]-[.E271])^2" office:value-type="float" office:value="44818.3031113911" calcext:value-type="float">
            <text:p>44818,30311139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39854" calcext:value-type="float">
            <text:p>0,039854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59.52423516" calcext:value-type="float">
            <text:p>159,52423516</text:p>
          </table:table-cell>
          <table:table-cell table:formula="of:=([.D272]-[.E272])^2" office:value-type="float" office:value="26589.9447883158" calcext:value-type="float">
            <text:p>26589,94478831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62678" calcext:value-type="float">
            <text:p>0,0262678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103.935754412" calcext:value-type="float">
            <text:p>103,935754412</text:p>
          </table:table-cell>
          <table:table-cell table:formula="of:=([.D273]-[.E273])^2" office:value-type="float" office:value="11551.0377864285" calcext:value-type="float">
            <text:p>11551,03778642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13189" calcext:value-type="float">
            <text:p>0,0213189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83.687132106" calcext:value-type="float">
            <text:p>83,687132106</text:p>
          </table:table-cell>
          <table:table-cell table:formula="of:=([.D274]-[.E274])^2" office:value-type="float" office:value="7606.82813102184" calcext:value-type="float">
            <text:p>7606,82813102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26646" calcext:value-type="float">
            <text:p>0,0526646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11.939317484" calcext:value-type="float">
            <text:p>211,939317484</text:p>
          </table:table-cell>
          <table:table-cell table:formula="of:=([.D275]-[.E275])^2" office:value-type="float" office:value="46431.3362633705" calcext:value-type="float">
            <text:p>46431,33626337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616391" calcext:value-type="float">
            <text:p>0,0616391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48.658843214" calcext:value-type="float">
            <text:p>248,658843214</text:p>
          </table:table-cell>
          <table:table-cell table:formula="of:=([.D276]-[.E276])^2" office:value-type="float" office:value="63604.2565184797" calcext:value-type="float">
            <text:p>63604,25651847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618104" calcext:value-type="float">
            <text:p>0,0618104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49.359724016" calcext:value-type="float">
            <text:p>249,359724016</text:p>
          </table:table-cell>
          <table:table-cell table:formula="of:=([.D277]-[.E277])^2" office:value-type="float" office:value="63927.9260510173" calcext:value-type="float">
            <text:p>63927,92605101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18352" calcext:value-type="float">
            <text:p>0,0618352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49.461194208" calcext:value-type="float">
            <text:p>249,461194208</text:p>
          </table:table-cell>
          <table:table-cell table:formula="of:=([.D278]-[.E278])^2" office:value-type="float" office:value="63994.4251042895" calcext:value-type="float">
            <text:p>63994,42510428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18247" calcext:value-type="float">
            <text:p>0,0618247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49.418233038" calcext:value-type="float">
            <text:p>249,418233038</text:p>
          </table:table-cell>
          <table:table-cell table:formula="of:=([.D279]-[.E279])^2" office:value-type="float" office:value="63917.0590499861" calcext:value-type="float">
            <text:p>63917,05904998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618658" calcext:value-type="float">
            <text:p>0,0618658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49.586395332" calcext:value-type="float">
            <text:p>249,586395332</text:p>
          </table:table-cell>
          <table:table-cell table:formula="of:=([.D280]-[.E280])^2" office:value-type="float" office:value="64072.9720137719" calcext:value-type="float">
            <text:p>64072,97201377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618214" calcext:value-type="float">
            <text:p>0,0618214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49.404730956" calcext:value-type="float">
            <text:p>249,404730956</text:p>
          </table:table-cell>
          <table:table-cell table:formula="of:=([.D281]-[.E281])^2" office:value-type="float" office:value="63981.0369184032" calcext:value-type="float">
            <text:p>63981,03691840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618045" calcext:value-type="float">
            <text:p>0,0618045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49.33558393" calcext:value-type="float">
            <text:p>249,33558393</text:p>
          </table:table-cell>
          <table:table-cell table:formula="of:=([.D282]-[.E282])^2" office:value-type="float" office:value="63946.0609479385" calcext:value-type="float">
            <text:p>63946,06094793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618193" calcext:value-type="float">
            <text:p>0,0618193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49.396138722" calcext:value-type="float">
            <text:p>249,396138722</text:p>
          </table:table-cell>
          <table:table-cell table:formula="of:=([.D283]-[.E283])^2" office:value-type="float" office:value="63976.6902715948" calcext:value-type="float">
            <text:p>63976,69027159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617995" calcext:value-type="float">
            <text:p>0,0617995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49.31512623" calcext:value-type="float">
            <text:p>249,31512623</text:p>
          </table:table-cell>
          <table:table-cell table:formula="of:=([.D284]-[.E284])^2" office:value-type="float" office:value="63935.7148607892" calcext:value-type="float">
            <text:p>63935,714860789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618107" calcext:value-type="float">
            <text:p>0,0618107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49.360951478" calcext:value-type="float">
            <text:p>249,360951478</text:p>
          </table:table-cell>
          <table:table-cell table:formula="of:=([.D285]-[.E285])^2" office:value-type="float" office:value="63923.4899685912" calcext:value-type="float">
            <text:p>63923,48996859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618383" calcext:value-type="float">
            <text:p>0,0618383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49.473877982" calcext:value-type="float">
            <text:p>249,473877982</text:p>
          </table:table-cell>
          <table:table-cell table:formula="of:=([.D286]-[.E286])^2" office:value-type="float" office:value="64016.0224514904" calcext:value-type="float">
            <text:p>64016,02245149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618141" calcext:value-type="float">
            <text:p>0,0618141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49.374862714" calcext:value-type="float">
            <text:p>249,374862714</text:p>
          </table:table-cell>
          <table:table-cell table:formula="of:=([.D287]-[.E287])^2" office:value-type="float" office:value="63965.9277816415" calcext:value-type="float">
            <text:p>63965,92778164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18088" calcext:value-type="float">
            <text:p>0,0618088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49.353177552" calcext:value-type="float">
            <text:p>249,353177552</text:p>
          </table:table-cell>
          <table:table-cell table:formula="of:=([.D288]-[.E288])^2" office:value-type="float" office:value="63944.8439149606" calcext:value-type="float">
            <text:p>63944,84391496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618241" calcext:value-type="float">
            <text:p>0,0618241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49.415778114" calcext:value-type="float">
            <text:p>249,415778114</text:p>
          </table:table-cell>
          <table:table-cell table:formula="of:=([.D289]-[.E289])^2" office:value-type="float" office:value="53576.4085016684" calcext:value-type="float">
            <text:p>53576,40850166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0284" calcext:value-type="float">
            <text:p>0,070284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84.02979736" calcext:value-type="float">
            <text:p>284,02979736</text:p>
          </table:table-cell>
          <table:table-cell table:formula="of:=([.D290]-[.E290])^2" office:value-type="float" office:value="10045.9801475848" calcext:value-type="float">
            <text:p>10045,98014758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36827" calcext:value-type="float">
            <text:p>0,136827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56.29314358" calcext:value-type="float">
            <text:p>556,29314358</text:p>
          </table:table-cell>
          <table:table-cell table:formula="of:=([.D291]-[.E291])^2" office:value-type="float" office:value="94314.6485558338" calcext:value-type="float">
            <text:p>94314,64855583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39858" calcext:value-type="float">
            <text:p>0,339858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387.00260132" calcext:value-type="float">
            <text:p>1387,00260132</text:p>
          </table:table-cell>
          <table:table-cell table:formula="of:=([.D292]-[.E292])^2" office:value-type="float" office:value="430863.153245239" calcext:value-type="float">
            <text:p>430863,15324523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1887" calcext:value-type="float">
            <text:p>0,31887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301.1293598" calcext:value-type="float">
            <text:p>1301,1293598</text:p>
          </table:table-cell>
          <table:table-cell table:formula="of:=([.D293]-[.E293])^2" office:value-type="float" office:value="463526.989521973" calcext:value-type="float">
            <text:p>463526,989521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661" calcext:value-type="float">
            <text:p>0,2661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85.218794" calcext:value-type="float">
            <text:p>1085,218794</text:p>
          </table:table-cell>
          <table:table-cell table:formula="of:=([.D294]-[.E294])^2" office:value-type="float" office:value="834993.878092561" calcext:value-type="float">
            <text:p>834993,8780925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3224" calcext:value-type="float">
            <text:p>0,513224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096.33652496" calcext:value-type="float">
            <text:p>2096,33652496</text:p>
          </table:table-cell>
          <table:table-cell table:formula="of:=([.D295]-[.E295])^2" office:value-type="float" office:value="2558929.07925457" calcext:value-type="float">
            <text:p>2558929,079254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732849" calcext:value-type="float">
            <text:p>0,732849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994.94099746" calcext:value-type="float">
            <text:p>2994,94099746</text:p>
          </table:table-cell>
          <table:table-cell table:formula="of:=([.D296]-[.E296])^2" office:value-type="float" office:value="396976.02717685" calcext:value-type="float">
            <text:p>396976,027176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5.265760209753" calcext:value-type="float">
            <text:p>665,265760209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07:34.7704693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7T12:08:16.559131858</dc:date>
    <meta:editing-duration>PT42M53S</meta:editing-duration>
    <meta:editing-cycles>20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323cm" svg:y="1.474cm" svg:width="10.134cm" svg:height="6.01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49.651859972">
                <text:p>249.65185997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16.513760882">
                <text:p>316.51376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66.858829">
                <text:p>666.858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91.91643674">
                <text:p>1691.91643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08.49924012">
                <text:p>2308.49924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56.9197495">
                <text:p>2756.9197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84.6250001">
                <text:p>2584.625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767.97509058">
                <text:p>2767.97509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21.12419518">
                <text:p>2821.12419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08.93836404">
                <text:p>2408.93836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26.01001454">
                <text:p>1326.01001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39.3117152">
                <text:p>1039.3117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43.035532316">
                <text:p>343.035532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59.348708094">
                <text:p>159.348708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20.940705484">
                <text:p>220.94070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06.868979438">
                <text:p>106.868979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84.756251508">
                <text:p>84.756251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97.94584153">
                <text:p>197.94584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48.811457656">
                <text:p>248.811457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49.84088912">
                <text:p>249.84088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51.097810208">
                <text:p>251.097810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50.070424514">
                <text:p>250.070424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50.061423126">
                <text:p>250.061423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50.691111132">
                <text:p>250.691111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49.428871042">
                <text:p>249.428871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84.321933316">
                <text:p>284.321933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03.4167389">
                <text:p>703.4167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534.8176669">
                <text:p>1534.8176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40.60432948">
                <text:p>1940.60432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994.93998068">
                <text:p>1994.93998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97.7510769">
                <text:p>1397.7510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47.9117158">
                <text:p>2247.9117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803.01913068">
                <text:p>2803.01913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092.56821662">
                <text:p>2092.56821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47.33092536">
                <text:p>1647.33092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26.224312">
                <text:p>826.224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65.264869136">
                <text:p>365.264869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35.030332628">
                <text:p>235.030332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45.837215552">
                <text:p>145.837215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43.397839404">
                <text:p>143.397839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03.73946217">
                <text:p>203.73946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14.156113856">
                <text:p>214.156113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40.599736876">
                <text:p>240.599736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76.27428329">
                <text:p>276.27428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23.587931864">
                <text:p>223.587931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48.57046595">
                <text:p>248.57046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50.000868334">
                <text:p>250.000868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50.095382908">
                <text:p>250.095382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49.41536896">
                <text:p>249.41536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49.423961194">
                <text:p>249.423961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9.36422471">
                <text:p>249.36422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49.259072132">
                <text:p>249.259072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11.452116748">
                <text:p>311.452116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33.11999016">
                <text:p>633.11999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56.05818018">
                <text:p>1656.05818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25.27455412">
                <text:p>2325.274554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17.4540838">
                <text:p>2817.4540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81.97347394">
                <text:p>3181.973473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25.64534688">
                <text:p>2825.64534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003.97920932">
                <text:p>3003.97920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392.29807086">
                <text:p>2392.29807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78.11158078">
                <text:p>1678.11158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39.5572076">
                <text:p>1039.5572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20.695314762">
                <text:p>320.695314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79.84896011">
                <text:p>179.84896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68.099284692">
                <text:p>168.099284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09.363591376">
                <text:p>109.363591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57.04547855">
                <text:p>57.04547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48.424397972">
                <text:p>248.424397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49.409640804">
                <text:p>249.409640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02.037074054">
                <text:p>302.037074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50.88269444">
                <text:p>750.88269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78.83190006">
                <text:p>1078.83190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00.80469488">
                <text:p>1500.80469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27.96566654">
                <text:p>1627.96566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01.99512478">
                <text:p>2101.99512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23.02011558">
                <text:p>2323.02011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37.24118772">
                <text:p>1637.24118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92.10188518">
                <text:p>1792.10188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948.83139964">
                <text:p>948.83139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038.90665274">
                <text:p>1038.90665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80.1972494">
                <text:p>680.1972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43.285934564">
                <text:p>343.285934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68.346106232">
                <text:p>268.346106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22.731470864">
                <text:p>122.731470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10.860685862">
                <text:p>110.860685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86.922823616">
                <text:p>186.922823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48.26769199">
                <text:p>248.26769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49.619536806">
                <text:p>249.619536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50.038919656">
                <text:p>250.038919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49.439099892">
                <text:p>249.439099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53.133351358">
                <text:p>253.1333513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49.979183172">
                <text:p>249.979183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48.985348106">
                <text:p>248.985348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84.03798044">
                <text:p>284.03798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41.08754768">
                <text:p>741.08754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90.35510996">
                <text:p>890.35510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95.71093582">
                <text:p>895.710935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01.70196716">
                <text:p>1901.70196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85.44739964">
                <text:p>2585.44739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08.7308164">
                <text:p>3108.73081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066.15425116">
                <text:p>3066.15425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785.104335">
                <text:p>785.1043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98.88187932">
                <text:p>898.88187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50.358979762">
                <text:p>350.3589797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240.095249994">
                <text:p>240.095249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37.94944062">
                <text:p>437.94944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42.91258276">
                <text:p>142.91258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12.753943098">
                <text:p>212.753943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2.145838576">
                <text:p>112.145838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00.991174752">
                <text:p>200.991174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49.737373158">
                <text:p>249.7373731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51.047075112">
                <text:p>251.047075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52.791707768">
                <text:p>252.791707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50.64283096">
                <text:p>250.64283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49.785244176">
                <text:p>249.785244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49.40309434">
                <text:p>249.40309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49.204245496">
                <text:p>249.20424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84.985581104">
                <text:p>284.985581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08.85582882">
                <text:p>508.85582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527.71475346">
                <text:p>1527.71475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27.80997978">
                <text:p>2227.80997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14.88868822">
                <text:p>2814.888688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45.99942924">
                <text:p>2745.999429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12.07912938">
                <text:p>2912.07912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66.77626936">
                <text:p>2766.77626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75.59773372">
                <text:p>2475.597733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37.85348546">
                <text:p>1837.853485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45.07260352">
                <text:p>1045.07260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83.061840674">
                <text:p>383.061840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85.861068986">
                <text:p>185.8610689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766.13595556">
                <text:p>766.1359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41.168666734">
                <text:p>41.1686667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113.879833228">
                <text:p>113.879833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72.80219512">
                <text:p>1472.80219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25.766575236">
                <text:p>125.766575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94.584026468">
                <text:p>394.584026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1006.2929874">
                <text:p>1006.29298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115.313508844">
                <text:p>115.313508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196.76543224">
                <text:p>196.76543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682.69410558">
                <text:p>1682.694105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559.05902462">
                <text:p>559.059024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70.459591624">
                <text:p>-70.459591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167.81471198">
                <text:p>1167.814711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27.3184756948">
                <text:p>-27.31847569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158.08604664">
                <text:p>2158.086046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238.226234522">
                <text:p>238.226234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537.03017326">
                <text:p>537.03017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217.434255704">
                <text:p>217.434255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184.571415578">
                <text:p>184.571415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469.9463002">
                <text:p>1469.9463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37.642986716">
                <text:p>37.6429867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764.81540492">
                <text:p>1764.81540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499.56086672">
                <text:p>1499.56086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828.01640652">
                <text:p>828.016406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61.928833218">
                <text:p>161.9288332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00.491086886">
                <text:p>100.491086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77.197540512">
                <text:p>77.1975405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16.926904744">
                <text:p>216.9269047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48.532414628">
                <text:p>248.532414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12.431631424">
                <text:p>312.4316314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16.8806679">
                <text:p>616.88066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614.72953464">
                <text:p>1614.72953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09.36255506">
                <text:p>2309.36255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793.07259694">
                <text:p>2793.07259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35.27130724">
                <text:p>3035.27130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17.51811518">
                <text:p>3017.51811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47.56106838">
                <text:p>2647.56106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17.4855911">
                <text:p>2417.48559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10.94342688">
                <text:p>1810.943426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28.68598582">
                <text:p>1028.685985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92.98137025">
                <text:p>392.98137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03.188740886">
                <text:p>203.1887408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55.523118194">
                <text:p>155.523118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99.388007702">
                <text:p>99.388007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76.494204786">
                <text:p>76.4942047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19.481253166">
                <text:p>219.481253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48.607698964">
                <text:p>248.607698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9.490244142">
                <text:p>249.4902441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50.03932881">
                <text:p>250.03932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49.43378089">
                <text:p>249.433780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49.341312086">
                <text:p>249.3413120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79.11994936">
                <text:p>279.11994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66.78385214">
                <text:p>566.78385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17.00862654">
                <text:p>1317.008626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094.98222522">
                <text:p>2094.982225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794.37370666">
                <text:p>2794.37370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25.55113734">
                <text:p>3125.55113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40.66119456">
                <text:p>3140.66119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75.4925787">
                <text:p>2875.49257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85.7352407">
                <text:p>2385.73524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01.56019652">
                <text:p>1701.560196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08.55970056">
                <text:p>1008.559700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36.617542672">
                <text:p>336.6175426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96.11283161">
                <text:p>196.11283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64.03106647">
                <text:p>164.031066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98.385171248">
                <text:p>98.385171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79.743705854">
                <text:p>79.7437058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18.735774578">
                <text:p>218.735774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49.150646322">
                <text:p>249.150646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49.96977263">
                <text:p>249.96977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48.738628244">
                <text:p>248.738628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49.42559781">
                <text:p>249.425597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49.369134558">
                <text:p>249.3691345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49.356450784">
                <text:p>249.3564507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49.373635252">
                <text:p>249.373635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79.470594338">
                <text:p>279.470594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15.68184668">
                <text:p>615.681846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22.72317878">
                <text:p>1222.723178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39.79144216">
                <text:p>2039.79144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77.88357544">
                <text:p>2377.88357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55.46868606">
                <text:p>2555.468686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222.7620362">
                <text:p>3222.7620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27.95021304">
                <text:p>2927.950213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29.76430264">
                <text:p>2429.764302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29.35944842">
                <text:p>1829.359448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94.14929668">
                <text:p>994.149296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29.88777768">
                <text:p>329.887777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201.142152578">
                <text:p>201.142152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18.824151842">
                <text:p>218.824151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03.98771697">
                <text:p>103.9877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72.400209862">
                <text:p>72.4002098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56.73104248">
                <text:p>256.731042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13.961356552">
                <text:p>213.9613565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48.822913968">
                <text:p>248.8229139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49.385500718">
                <text:p>249.385500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49.34990432">
                <text:p>249.349904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49.399411954">
                <text:p>249.399411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49.318399462">
                <text:p>249.3183994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84.097716924">
                <text:p>284.097716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19.10104498">
                <text:p>519.101044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98.93619024">
                <text:p>1598.936190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21.42850652">
                <text:p>2321.42850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57.3261411">
                <text:p>2857.32614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111.2675712">
                <text:p>3111.26757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26.26991924">
                <text:p>3026.269919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70.82689396">
                <text:p>2770.826893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49.63558328">
                <text:p>2349.63558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95.41470344">
                <text:p>1695.41470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72.92238716">
                <text:p>972.92238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44.458569928">
                <text:p>344.4585699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85.66712999">
                <text:p>185.667129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79.177538396">
                <text:p>179.1775383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43.93945518">
                <text:p>443.939455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291.77609936">
                <text:p>1291.77609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32.41296228">
                <text:p>2232.412962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41.44554522">
                <text:p>2741.445545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12.94981886">
                <text:p>1312.949818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29.95292996">
                <text:p>1229.95292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566.4585625">
                <text:p>2566.458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072.59331834">
                <text:p>2072.593318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65.60087648">
                <text:p>2065.600876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34.67865866">
                <text:p>1234.678658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15.19229514">
                <text:p>415.192295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210.313339488">
                <text:p>210.3133394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59.52423516">
                <text:p>159.524235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03.935754412">
                <text:p>103.9357544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83.687132106">
                <text:p>83.6871321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11.939317484">
                <text:p>211.9393174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48.658843214">
                <text:p>248.6588432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49.359724016">
                <text:p>249.359724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9.461194208">
                <text:p>249.4611942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9.418233038">
                <text:p>249.4182330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49.586395332">
                <text:p>249.586395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49.404730956">
                <text:p>249.4047309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49.33558393">
                <text:p>249.335583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49.396138722">
                <text:p>249.3961387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49.31512623">
                <text:p>249.315126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49.473877982">
                <text:p>249.473877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49.374862714">
                <text:p>249.374862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9.353177552">
                <text:p>249.3531775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49.415778114">
                <text:p>249.4157781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84.02979736">
                <text:p>284.029797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56.29314358">
                <text:p>556.29314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387.00260132">
                <text:p>1387.002601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301.1293598">
                <text:p>1301.12935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85.218794">
                <text:p>1085.2187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096.33652496">
                <text:p>2096.33652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994.94099746">
                <text:p>2994.9409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